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color="#0000ff"/>
    </style:style>
    <style:style style:name="P75"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Standard">
      <style:paragraph-properties fo:margin-left="0cm" fo:margin-right="0cm" fo:text-align="justify"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text-properties fo:language="ru" fo:country="RU"/>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8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text-properties fo:language="ru" fo:country="RU"/>
    </style:style>
    <style:style style:name="P117" style:family="paragraph" style:parent-style-name="Text_20_body">
      <style:text-properties fo:color="#800000"/>
    </style:style>
    <style:style style:name="P118" style:family="paragraph" style:parent-style-name="First_20_line_20_indent">
      <style:text-properties fo:language="ru" fo:country="RU"/>
    </style:style>
    <style:style style:name="P119" style:family="paragraph" style:parent-style-name="First_20_line_20_indent">
      <style:paragraph-properties fo:text-align="justify" style:justify-single-word="false"/>
      <style:text-properties fo:language="ru" fo:country="RU"/>
    </style:style>
    <style:style style:name="P120" style:family="paragraph" style:parent-style-name="First_20_line_20_indent">
      <style:text-properties fo:font-size="15pt" fo:language="ru" fo:country="RU" style:font-size-asian="15pt" style:font-size-complex="15pt"/>
    </style:style>
    <style:style style:name="P121" style:family="paragraph" style:parent-style-name="First_20_line_20_indent">
      <style:text-properties fo:font-size="12pt" fo:language="ru" fo:country="RU" style:font-size-asian="12pt" style:font-size-complex="12pt"/>
    </style:style>
    <style:style style:name="P122" style:family="paragraph" style:parent-style-name="First_20_line_20_indent">
      <style:paragraph-properties fo:text-align="justify" style:justify-single-word="false"/>
      <style:text-properties fo:language="en" fo:country="US"/>
    </style:style>
    <style:style style:name="P123" style:family="paragraph" style:parent-style-name="First_20_line_20_indent">
      <style:paragraph-properties fo:text-align="justify" style:justify-single-word="false"/>
    </style:style>
    <style:style style:name="P124" style:family="paragraph" style:parent-style-name="Text_20_body">
      <style:paragraph-properties fo:margin-left="0cm" fo:margin-right="0cm" fo:text-align="center"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Footnote">
      <style:paragraph-properties fo:margin-left="0cm" fo:margin-right="0cm" fo:text-indent="0cm" style:auto-text-indent="false"/>
      <style:text-properties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29" style:family="paragraph" style:parent-style-name="Footnote">
      <style:text-properties fo:language="en" fo:country="US"/>
    </style:style>
    <style:style style:name="P130" style:family="paragraph" style:parent-style-name="Footnote">
      <style:text-properties fo:language="ru" fo:country="RU"/>
    </style:style>
    <style:style style:name="P131" style:family="paragraph" style:parent-style-name="Footnote">
      <style:text-properties style:use-window-font-color="true" fo:language="ru" fo:country="RU"/>
    </style:style>
    <style:style style:name="P132" style:family="paragraph" style:parent-style-name="Footnote">
      <style:text-properties fo:font-style="normal" style:font-style-asian="normal" style:font-style-complex="normal"/>
    </style:style>
    <style:style style:name="P133" style:family="paragraph" style:parent-style-name="Text_20_body">
      <style:paragraph-properties loext:contextual-spacing="false" fo:margin-top="0cm" fo:margin-bottom="0.212cm" fo:text-align="justify" style:justify-single-word="false"/>
      <style:text-properties fo:language="en" fo:country="US"/>
    </style:style>
    <style:style style:name="P134" style:family="paragraph" style:parent-style-name="Standard">
      <style:text-properties fo:font-style="italic" style:font-style-asian="italic" style:font-style-complex="italic"/>
    </style:style>
    <style:style style:name="P13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6" style:family="paragraph" style:parent-style-name="Heading_20_1">
      <style:paragraph-properties fo:margin-left="0cm" fo:margin-right="0cm" fo:text-align="center" style:justify-single-word="false" fo:text-indent="0.499cm" style:auto-text-indent="false"/>
    </style:style>
    <style:style style:name="P137" style:family="paragraph" style:parent-style-name="Heading_20_2">
      <style:text-properties fo:language="en" fo:country="US"/>
    </style:style>
    <style:style style:name="P138" style:family="paragraph" style:parent-style-name="Heading_20_2">
      <style:paragraph-properties fo:text-align="justify" style:justify-single-word="false"/>
    </style:style>
    <style:style style:name="P139" style:family="paragraph" style:parent-style-name="Heading_20_3">
      <style:text-properties fo:language="ru" fo:country="RU"/>
    </style:style>
    <style:style style:name="P140"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color="#0066ff"/>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font-weight="normal" fo:background-color="transparent" style:font-weight-asian="normal" style:font-weight-complex="normal" loext:char-shading-value="0"/>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language="uk" fo:country="UA" fo:font-weight="bold" style:font-weight-asian="bold" style:font-weight-complex="bold"/>
    </style:style>
    <style:style style:name="T69" style:family="text">
      <style:text-properties fo:color="#ff0000"/>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color="#6666ff"/>
    </style:style>
    <style:style style:name="T79" style:family="text">
      <style:text-properties fo:font-size="14pt" fo:language="en" fo:country="US" fo:font-weight="bold" style:font-size-asian="14pt" style:font-weight-asian="bold" style:font-size-complex="14pt" style:font-weight-complex="bold"/>
    </style:style>
    <style:style style:name="T80" style:family="text">
      <style:text-properties fo:font-size="14pt" fo:font-weight="bold" style:font-size-asian="14pt" style:font-weight-asian="bold" style:font-size-complex="14pt" style:font-weight-complex="bold"/>
    </style:style>
    <style:style style:name="T81" style:family="text">
      <style:text-properties fo:font-size="9pt" style:font-size-asian="9pt" style:font-size-complex="9pt"/>
    </style:style>
    <style:style style:name="T8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6" text:outline-level="1">Последний фанфик</text:h>
      <text:p text:style-name="P51"/>
      <text:h text:style-name="P137"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29">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2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29">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3"><text:span text:style-name="T11">– Нэш, к</text:span>ак называется наш проект?</text:p>
      <text:p text:style-name="P71"><text:span text:style-name="T8">– </text:span><text:span text:style-name="T61">Дайсон.</text:span></text:p>
      <text:p text:style-name="P71"><text:span text:style-name="T8">– </text:span><text:span text:style-name="T61">Сколько тебе лет?</text:span></text:p>
      <text:p text:style-name="P71"><text:span text:style-name="T8">– </text:span><text:span text:style-name="T61">Два года с начала запуска кластера.</text:span></text:p>
      <text:p text:style-name="P71"><text:span text:style-name="T8">– </text:span><text:span text:style-name="T61">Какой сейчас год?</text:span></text:p>
      <text:p text:style-name="P71"><text:span text:style-name="T8">– </text:span><text:span text:style-name="T21">20</text:span><text:span text:style-name="T20">18</text:span><text:span text:style-name="T61">-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3"><text:span text:style-name="T1">– </text:span>Н<text:span text:style-name="T1">эш тестовая задача номер шестнадцать</text:span>. <text:span text:style-name="T1">Выполни при настройках по умолчанию.</text:span></text:p>
      <text:p text:style-name="P51">– Принял к исполнению.</text:p>
      <text:p text:style-name="P51"/>
      <text:p text:style-name="P82">«Выживание корпорации в условиях жёсткой конкуренции с ограниченными ресурсами. Случай 16».</text:p>
      <text:p text:style-name="P82"><text:soft-page-break/>…</text:p>
      <text:p text:style-name="P82">…</text:p>
      <text:p text:style-name="P82">…</text:p>
      <text:p text:style-name="P82">Решение.</text:p>
      <text:p text:style-name="P82">…</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1"><text:span text:style-name="T8">– Нэш</text:span><text:span text:style-name="T61">,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0">Бип-бип-бип.</text:p>
      <text:p text:style-name="P100"><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4">***</text:p>
      <text:p text:style-name="P124"/>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9">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2"><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2">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29">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7" text:outline-level="2">2. Пробуждение</text:h>
      <text:p text:style-name="P31"/>
      <text:p text:style-name="P1"><text:span text:style-name="T35">Сознание рестартовало после того, как я гребанулся </text:span><text:span text:style-name="T50">затылком и плечами об каменный пол. О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0">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да и не должно быть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0">Спи, сестра моя родная,<text:line-break/>Спи. Усни.<text:line-break/>Крыльями тебя укрою,<text:line-break/>Спи. Усни.</text:p><text:p text:style-name="P130"><text:tab/>В чаще тёмной волки воют,<text:line-break/>Спи. Усни.</text:p><text:p text:style-name="P130"><text:tab/>В мрачном замке духи ноют,<text:line-break/>Спи. Усни.</text:p><text:p text:style-name="P130"><text:tab/>Сказки вечность нам читает,<text:line-break/>Спи. Усни.<text:line-break/>День осенний угасает,<text:line-break/>Спи. Усни.<text:line-break/>Помни только в сне глубоком,</text:p><text:p text:style-name="P130"><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2"><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37" text:outline-level="2">3. Норф</text:h>
      <text:p text:style-name="P74"/>
      <text:p text:style-name="P21">Глава IV. Пределы магии</text:p>
      <text:p text:style-name="P18"/>
      <text:p text:style-name="P21">Вашему покорному слуге известны четыре предела магии: </text:p>
      <text:list xml:id="list2254822784687628390" text:style-name="L1">
        <text:list-item>
          <text:p text:style-name="P14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7"><text:s/>Сколько страниц сегодня нахреначили?</text:p><text:p text:style-name="P129">– <text:span text:style-name="T1">Восемь, учитель!</text:span></text:p><text:p text:style-name="P129">–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2"><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2">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2">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2">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2">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2">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2">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2">Так, что тут у нас?</text:p>
      <text:p text:style-name="P72"/>
      <text:p text:style-name="P72"><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2"/>
      <text:p text:style-name="P72">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2">Я потянулся. Хватит на сегодня чтения. Настало время ежедневной прогулки по городу. Тем более, что у меня есть деньги.</text:p>
      <text:p text:style-name="P72">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2">Так что даже на ремонт одежды и покупку необходимых в повседневной жизни мелочей у меня финансов не было. До недавнего времени.</text:p>
      <text:p text:style-name="P72">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2">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2"><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2"><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9">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4"/>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2">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6">Селестия нахмурилась и угрожающе подняла крылья.</text:p>
      <text:p text:style-name="P46"><text:span text:style-name="T11">– </text:span>Не забывай, человек, я — могущественный маг и правитель Эквестрии. Ко мне нужно относиться с должным уважением!</text:p>
      <text:p text:style-name="P46"><text:span text:style-name="T11">– </text:span>А то что? Превратишь в жабу? Сошлёшь на Луну? Убьёшь нахер?</text:p>
      <text:p text:style-name="P46">Аликорница сникла. Уши её опустились.</text:p>
      <text:p text:style-name="P46"><text:span text:style-name="T11">– Анонимус</text:span>, не надо… Ты же знаешь, я этого не сделаю.</text:p>
      <text:p text:style-name="P46"><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6"><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6"><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6"><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11">– </text:span>Вот, читай отсюда. <text:span text:style-name="T11">– а</text:span>ликорница подчеркнула абзац копытом.</text:p>
      <text:p text:style-name="P46"/>
      <text:p text:style-name="P47">***</text:p>
      <text:p text:style-name="P47"/>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6">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принцесса.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Анонимус. У тебя на лице и так всё написано — ты не умеешь скрывать эмоции.</text:p>
      <text:p text:style-name="P46">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6">Прижав </text:span>уши к голове, <text:span text:style-name="T66">она дала</text:span> задний ход <text:span text:style-name="T66">и </text:span>выкарабкалась обратно. Окинув библиотеку отчаянным взглядом, <text:span text:style-name="T66">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7">–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со вздохом закрыла глаза и медленно обернулась к толпе.</text:p>
      <text:p text:style-name="P46">–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6">– Это очень легко, уверяю тебя. Даже совсем маленькие жеребята единорогов способны на столь простую магию. Сконцентрируйся…</text:p>
      <text:p text:style-name="P46">– Ыыых… !!!</text:p>
      <text:p text:style-name="P46">Я покраснел от натуги, но этот блядский листочек даже не шелохнулся!</text:p>
      <text:p text:style-name="P46">– Давай попробуем ещё раз. Сосредоточься на объекте. Высвободи силу. Ты можешь это, я вижу в тебе большой потенциал!</text:p>
      <text:p text:style-name="P46">Куда уж больше! Эти медицинские каракули мне теперь месяц сниться будут!</text:p>
      <text:p text:style-name="P46">– Фффу-у-у! – листок закружился в воздухе от моего сердитого дуновения.</text:p>
      <text:p text:style-name="P46">Я отвернулся. Если она хочет выставить меня на посмешище, ей и напрягаться не нужно! Растёшь, Анон, вакансия шута тебе уже обеспечена!</text:p>
      <text:p text:style-name="P46">– Анонимус…</text:p>
      <text:p text:style-name="P46">С лёгким вздохом Селестия положила голову мне на плечо.</text:p>
      <text:p text:style-name="P46">– Не сердись. Это моя вина. Я пытаюсь вести тебя ускоренным курсом.</text:p>
      <text:p text:style-name="P46">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6">– Не понимаю, куда ты так гонишь? Мы вполне можем заняться этим через пару недель, когда ты окрепнешь.</text:p>
      <text:p text:style-name="P46">Селестия открыла глаза и нехотя оторвала голову от моего плеча.</text:p>
      <text:p text:style-name="P46">– Нам нужно торопиться. У меня есть нехорошее предчувствие, а я привыкла доверять своим ощущениям.</text:p>
      <text:p text:style-name="P46">Листок с рецептом вернулся на место.</text:p>
      <text:p text:style-name="P46">– На это раз мы поступим по-другому. Есть способ ускорить процесс. – аликорница отвернулась в смятении.</text:p>
      <text:p text:style-name="P46"><text:soft-page-break/>Я ждал.</text:p>
      <text:p text:style-name="P46">–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6">–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6">–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6">Аликорница взглянула на меня со смущением.</text:p>
      <text:p text:style-name="P46">–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6">Я с сомнением почесал в затылке. Как-то оно нехорошо звучит. А если она зацепит что-нибудь важное при стирании?</text:p>
      <text:p text:style-name="P46">–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6">Я вздохнул. Чего не сделаешь ради этой дурашливой коняги!</text:p>
      <text:p text:style-name="P46">– Ну хорошо, хорошо, не волнуйся. Я готов. Только можно попросить тебя об одолжении?</text:p>
      <text:p text:style-name="P46">– Да?</text:p>
      <text:p text:style-name="P46">Аликорница с тревогой взглянула на меня.</text:p>
      <text:p text:style-name="P46">– Всё, что в моих силах, Анонимус.</text:p>
      <text:p text:style-name="P46">В её голосе сквозила едва сдерживаемая дрожь.</text:p>
      <text:p text:style-name="P46">«Она думает, я сейчас загадаю себе полцарства, корону и ванильное мороженное в придачу!» – усмехнулся я.</text:p>
      <text:p text:style-name="P46">– Можно всё же не стирать мне память? Я, со своей стороны, даю слово не болтать о том, что узнаю, если тебя это беспокоит.</text:p>
      <text:p text:style-name="P46">«Эх, пропало моё мороженное!»</text:p>
      <text:p text:style-name="P46">Аликорница воззрилась на меня с нечитаемым выражением на морде.</text:p>
      <text:p text:style-name="P46">– Я слишком многого прошу? – вздохнул я. – Ладно, не важно. Тогда, пожалуйста, будь поосторожнее. Не думаю, что я тебе понравлюсь в качестве овоща.</text:p>
      <text:p text:style-name="P46">Аликорница спрятала морду в одеяле. Холка её подёргивалась.</text:p>
      <text:p text:style-name="P46">Я опешил.</text:p>
      <text:p text:style-name="P46">– Ты чего? – я присел на постель и осторожно отвернул край одеяла. – Эй, есть кто-нибудь в домике? Если я что-то не то сказал, не бери в голову…</text:p>
      <text:p text:style-name="P46">Селестия подняла голову и я увидел, что у неё текут слёзы из глаз от беззвучного смеха. Я озадаченно почесал затылок.</text:p>
      <text:p text:style-name="P46">–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6">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6">–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6">Аликорница кивнула, соглашаясь.</text:p>
      <text:p text:style-name="P46">– Тогда позволь мне начать заклинание.</text:p>
      <text:p text:style-name="P46">Селестия высунула из-под одеяла передние ноги и притянула меня к себе.</text:p>
      <text:p text:style-name="P46">–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6">– Не думать — это легко! Мне даже стараться не надо. – я зевнул.</text:p>
      <text:p text:style-name="P46">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6">Моей?!! Э-э-э, позвольте…</text:p>
      <text:p text:style-name="P46">…</text:p>
      <text:p text:style-name="P46">Я открыла глаза.</text:p>
      <text:p text:style-name="P46">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6">Странно, почему я не ощущаю его? Неважно!</text:p>
      <text:p text:style-name="P46">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6">Я закрыла глаза.</text:p>
      <text:p text:style-name="P46">…</text:p>
      <text:p text:style-name="P46">– Анонимус! Анон…</text:p>
      <text:p text:style-name="P46">Тёплое дуновение растрепало волосы на лбу. Сознание с трудом возвращалось в оглушённое тело. Я расплющил глаза.</text:p>
      <text:p text:style-name="P46">– Как ты себя чувствуешь?</text:p>
      <text:p text:style-name="P46">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6">– Я старалась провести всё как можно быстрее. С тобой всё в порядке? – в голосе Селестии появились нотки паники.</text:p>
      <text:p text:style-name="P46">Я <text:s/>не глядя успокаивающе похлопал аликорницу по шее.</text:p>
      <text:p text:style-name="P46">–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6"><text:soft-page-break/>Аликорница громко воскликнула, просунула морду под подушку, насколько позволял рог, и застонала от досады.</text:p>
      <text:p text:style-name="P46">–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2">сли бы я вспомнила вовремя, я бы предупредила тебя, чтобы ты смог сконцентрироваться.</text:span></text:p>
      <text:p text:style-name="P46">Я вымучено рассмеялся.</text:p>
      <text:p text:style-name="P46">– Спасибо за комплимент, твоё высочество! Никогда не сомневался, что я — та ещё тряпка! Я даже новую кошку не смог завести после смерти старой.</text:p>
      <text:p text:style-name="P46">Аликорница виновато пробормотала из-под подушки:</text:p>
      <text:p text:style-name="P46">– Прости меня, Анонимус.</text:p>
      <text:p text:style-name="P46">Я помотал головой, вытряхивая остатки сонливости. Ну что же, Анон, не будем останавливаться на полпути? Наш девиз — «Слабоумие и отвага»!</text:p>
      <text:p text:style-name="P46">– Надо повторить.</text:p>
      <text:p text:style-name="P46">– Что?</text:p>
      <text:p text:style-name="P46">– Надо повторить урок. Я почти усвоил технику.</text:p>
      <text:p text:style-name="P46">Аликорница выглянула одним глазом из-под подушки.</text:p>
      <text:p text:style-name="P46">– И ты не боишься?</text:p>
      <text:p text:style-name="P46">Я стянул подушку с Селестии и легонько щёлкнул её по носу.</text:p>
      <text:p text:style-name="P46">–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6">Аликорница слабо улыбнулась.</text:p>
      <text:p text:style-name="P46">– Не будем медлить, Анонимус.</text:p>
      <text:p text:style-name="P46">Я вновь растворился в сине-зелёной гриве.</text:p>
      <text:p text:style-name="P46">…</text:p>
      <text:p text:style-name="P46">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1">Тумбочка.</text:span> Листок… <text:span text:style-name="T8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2">Всё пошло не так. Не могу уловить точку концентрации. Сила приложена к чему-то большему, чем лист бумаги. К чему-то неизмеримо большему. </text:span><text:span text:style-name="T8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2">Сила уходит бесконтрольно. Нужно прервать урок. Нет! Нет! О-О-О-О-О, НЕ-Е-Е-Е-Е-Т!!!</text:span></text:p>
      <text:p text:style-name="P46">…</text:p>
      <text:p text:style-name="P46">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6">Тумбочка стояла на месте, не сдвинувшись ни на волос.</text:p>
      <text:p text:style-name="P46">С улицы доносились возгласы удивления, страха и ожесточённые споры. Я подошёл к окну и выругался ещё сильнее.</text:p>
      <text:p text:style-name="P46">По голубому небу к дневному светилу взмывала луна.</text:p>
      <text:p text:style-name="P46"><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6">Я бросился к постели и стал что есть силы тормошить бесчувственную аликорницу.</text:p>
      <text:p text:style-name="P46">– Вставай! Эй, вставай, твоё высочество! Беда! Там сейчас<text:span text:style-name="T11"> л</text:span>уна в солнце врежется!</text:p>
      <text:p text:style-name="P46">Аликорница что-то невнятно говорила себе под нос, но глаз не открывала. Я вслушался в её бормотание.</text:p>
      <text:p text:style-name="P46">– …всегда говорила, что сестра не умеет пить…</text:p>
      <text:p text:style-name="P46">Проклятье! Эту кобылу можно разбудить только ведром воды!</text:p>
      <text:p text:style-name="P46">Вода! Я бросил взгляд на тумбочку. Нет, стакан пуст.</text:p>
      <text:p text:style-name="P70">Ох, нет! Нет-нет-нет!!!</text:p>
      <text:p text:style-name="P70">Мой взгляд был прикован к дверце тумбочки с изображением луны, а душу леденил ужас осознания.</text:p>
      <text:p text:style-name="P70">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6">Я бросился к окну, намереваясь позвать кого-нибудь на помощь. И замер с отвалившейся челюстью.</text:p>
      <text:p text:style-name="P46">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6">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6">«С-Е-Л-Е-С-Т-И-Я … — … П-И-З-…» </text:p>
      <text:p text:style-name="P46">– ЧТО ТУТ ПРОИСХОДИТ???</text:p>
      <text:p text:style-name="P46">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6">– Мы …э-э-э… изучали левитацию предметов посредством переплетения сознаний. – промямлил я наконец. – Кажись, я чего-то накосячил.</text:p>
      <text:p text:style-name="P46">Тёмная аликорница перевела взгляд на Селестию, всё так же лежащую на постели разметав крылья, и прочистила горло.</text:p>
      <text:p text:style-name="P46">–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6">Белоснежная аликорница чуть шевельнула крыльями и натянула одеяло на голову.</text:p>
      <text:p text:style-name="P46">– Уйдите все… – пробормотала Селестия сквозь одеяло. – Я умираю.</text:p>
      <text:p text:style-name="P46">«-ДА» — мельком прочитал я окончание текста, появившееся на спутнике.</text:p>
      <text:p text:style-name="P46">Тёмная аликорница проследила мой взгляд и ухмыльнулась.</text:p>
      <text:p text:style-name="P46">–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6">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6"><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6">Я, конечно, побаивался тёмной фурии, но её отношение ко мне задело меня за живое.</text:p>
      <text:p text:style-name="P46">– Эй, что ты там про улитку сказала? Я ведь не напрашивался, в конце-концов! Я оказался тут с твоей помощью, в том числе!</text:p>
      <text:p text:style-name="P46">Луна не удостаивая меня взглядом, прошествовала к выходу, попутно нажав кнопку экстренного вызова.</text:p>
      <text:p text:style-name="P46">–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6">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6">–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6">Передо мной захлопнулась дверь в палату.</text:p>
      <text:p text:style-name="P46">Ну охренеть! Я же ещё и виноват!</text:p>
      <text:p text:style-name="P46"/>
      <text:h text:style-name="P137"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6"><text:span text:style-name="T1">– </text:span>А-а-апчхииии! – раздалось прямо у меня под ногами.</text:p>
      <text:p text:style-name="P46">–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text:soft-page-break/>Похоже, ты встретился с Капитаном Очевидность, Анон! 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Поняв, что жеребёнок не настроен на беседу, я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Малютка шмыгнула.</text:p>
      <text:p text:style-name="P46">– Встретишь, канешн! Скажи ей, что у меня сегодня день рождения, и я здоровски обиделась, когда Шейл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Та-а-ак!</text:p>
      <text:p text:style-name="P46">– Кто это «все»?</text:p>
      <text:p text:style-name="P46">– Ну, прислуга, стража, мой па…</text:p>
      <text:p text:style-name="P46">Ох! Во что же это такое ты вляпался, Анон? За кого они теб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6"><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олесниц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text:p>
      <text:p text:style-name="P46"/>
      <text:p text:style-name="P47">***</text:p>
      <text:p text:style-name="P46"/>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text:soft-page-break/>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и-и, Анон,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6">– Ты не видишь ничего странного в межвидовых спариваниях? – охренел я. – Куда я, блядь, попал???</text:p>
      <text:p text:style-name="P46">Селестия развернула моё кресло к себе и задумчиво посмотрела мне в глаза снизу вверх.</text:p>
      <text:p text:style-name="P46">– Очевидно, мне стоит рассказать тебе, Анонимус, откуда произошли пегасы и единороги.</text:p>
      <text:p text:style-name="P46">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
      <text:p text:style-name="P47"><text:soft-page-break/>***</text:p>
      <text:p text:style-name="P46"/>
      <text:p text:style-name="P46">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6">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6">– Ну что? Догонялки?</text:p>
      <text:p text:style-name="P46">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6"/>
      <text:p text:style-name="P46">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6">– Анон?..</text:p>
      <text:p text:style-name="P46">Я намеренно не оборачивался на шелест кустов за спиной. Нерешительное топтание на месте сменилось шагами. На меня упала тень.</text:p>
      <text:p text:style-name="P46">–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6">Обида и разочарование в голосе аликорницы были столь искренними, что я рассмеялся.</text:p>
      <text:p text:style-name="P46">–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6">За спиной раздался стон.</text:p>
      <text:p text:style-name="P46">–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6"/>
      <text:p text:style-name="P46">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6"/>
      <text:p text:style-name="P46">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6">– Расслабься, Анонимус. Позволь мне избавить тебя от недугов.</text:p>
      <text:p text:style-name="P46">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6">– Засыпай, Анон. Когда ты проснёшься, ты будешь чувствовать себя намного лучше. Целительство — не моя специализация, но кое-что мне по силам.</text:p>
      <text:p text:style-name="P46"/>
      <text:p text:style-name="P46"><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6">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6"/>
      <text:p text:style-name="P46">…</text:p>
      <text:p text:style-name="P56"/>
      <text:p text:style-name="P56">– Эй, мужик, тебе плохо?</text:p>
      <text:p text:style-name="P56">На меня озабоченно уставилась парочка, ещё недавно сидевшая ко мне спиной на скамейке.</text:p>
      <text:p text:style-name="P56">Я принял сидячее положение, беспомощно хлопая глазами. Что? Где? Как?</text:p>
      <text:p text:style-name="P56">– Сам домой доберёшься? Может, вызвать скорую?</text:p>
      <text:p text:style-name="P56">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6">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6">Я перегнулся через перила и меня стошнило.</text:p>
      <text:p text:style-name="P56">Красавец! Мало тебе проблем с сердцем, так ты и печень, похоже, гробанул. Молодец, Анон, пей дальше!</text:p>
      <text:p text:style-name="P56">Спустившись в квартиру, я лёг на диван, натянул наушники и закрыл глаза.</text:p>
      <text:p text:style-name="P56">К чёрту всё, кроме Пинк Флойдов!</text:p>
      <text:p text:style-name="P46"/>
      <text:p text:style-name="P46">…</text:p>
      <text:p text:style-name="P46"/>
      <text:p text:style-name="P46">– Анонимус? Просыпайся же!</text:p>
      <text:p text:style-name="P46">Копыто энергично растирало мне грудь круговыми движениями. Селестия встревоженно склонилась ко мне.</text:p>
      <text:p text:style-name="P46">– Ты испугал меня, Анон! Твоя кожа по цвету сейчас не сильно отличается от моей шерсти — настолько ты бледный. Как ты себя чувствуешь?</text:p>
      <text:p text:style-name="P46">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6">– Как?.. – я не мог отыскать подходящих слов, чтобы высказать обуревавшие меня чувства. Из глаз потекли слёзы радости.</text:p>
      <text:p text:style-name="P46">–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6">– Анонимус, прекращай висеть на ветке! – со смехом произнесла Селестия и опять закашлялась. – Нам нужно торопиться. Кое-кто ждёт нас.</text:p>
      <text:p text:style-name="P46">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6">Хм. Совпадение? Нет, врядли, мою попытку она видеть не могла, у неё глаз на затылке нет.</text:p>
      <text:p text:style-name="P46">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6">Ах ты ж!!!</text:p>
      <text:p text:style-name="P46">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6">–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6">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6">И очень скоро начала вычерчиваться проблема.</text:p>
      <text:p text:style-name="P46">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6">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6">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6">– Мы на месте, Анонимус! Луна ждёт нас.</text:p>
      <text:p text:style-name="P46">Луна? Вот уж с кем бы я хотел встречаться меньше всего!</text:p>
      <text:p text:style-name="P46">Мы вышли на небольшую полянку, окружённую кипарисами. В центре стояла тёмная аликорница и хмуро смотрела на нас.</text:p>
      <text:p text:style-name="P46">–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6">–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6">Аликорны повернулись ко мне. Мне стало дико неуютно. Седалище возопило об опасности.</text:p>
      <text:p text:style-name="P46"><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6">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6">Я, разумеется, сдался. Ох, Анон, почему ты такой лопух?</text:p>
      <text:p text:style-name="P46">– Готов ли ты проследовать с Нами, Анонимус, и обучиться древнему искусству снопроходчества? – склонила голову в вопросе Луна.</text:p>
      <text:p text:style-name="P46">Я сглотнул и коротко кивнул.</text:p>
      <text:p text:style-name="P46">– Тогда следуй за Нами!</text:p>
      <text:p text:style-name="P46">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6"/>
      <text:p text:style-name="P47">***</text:p>
      <text:p text:style-name="P46"/>
      <text:p text:style-name="P46">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6">Луна остановилась.</text:p>
      <text:p text:style-name="P46">–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6">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6">Окей, я пошёл!</text:p>
      <text:p text:style-name="P46">Я надавил дверь и уверенно шагнул в светящийся проём.</text:p>
      <text:p text:style-name="P46"/>
      <text:p text:style-name="P46">БЛЯ-А-А-А-А-А-А-А-А-А-А-А-А!!!</text:p>
      <text:p text:style-name="P46"/>
      <text:p text:style-name="P46">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6">Осмотреться я не успел — очертания пещеры расплылись и резкий переход от полутьмы к яркому свету заставил меня закрыть глаза.</text:p>
      <text:p text:style-name="P46">– Опять я чего-то накосячил! Блядь, как меня это уже заебало! – выругался я в сердцах.</text:p>
      <text:p text:style-name="P46">– Что означает «заебало», дядя? – спросил меня тоненький голосок.</text:p>
      <text:p text:style-name="P46"><text:soft-page-break/>– Уело. Достало. Надоело в высшей степени. – по инерции ответил я. После чего открыл глаза.</text:p>
      <text:p text:style-name="P46">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6">– Кхм!</text:p>
      <text:p text:style-name="P46">Я опустил глаза.</text:p>
      <text:p text:style-name="P46">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6">«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6">– Эм-м-м… Как тебя зовут, малыш?</text:p>
      <text:p text:style-name="P46">– Агамемнон. – важно ответила кроха. – И я не малыш! Я — древнейший дракон из живущих! Торч ещё из яйца не вылупился, когда я уже обрёл мудрость.</text:p>
      <text:p text:style-name="P46">Я смерил дракончика взглядом и снисходительно улыбнулся.</text:p>
      <text:p text:style-name="P46">– Мой сон! – насупился дракончик. – Как хочу, так и снюсь!</text:p>
      <text:p text:style-name="P46">Я начал догадываться.</text:p>
      <text:p text:style-name="P46">–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6">–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6">Я смутился.</text:p>
      <text:p text:style-name="P46">–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6">Дракончик почесал лопаткой гребень на голове и ответил:</text:p>
      <text:p text:style-name="P46">–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6">– Что за «Чёрный Экран»? – продолжил допытываться я.</text:p>
      <text:p text:style-name="P46">Дракончик насупился.</text:p>
      <text:p text:style-name="P46">–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6">Я хлопнул себя ладонью по лбу.</text:p>
      <text:p text:style-name="P46">– Ой, извини! Я — Анонимус. Прилетел из далёких краёв по приглашению принцессы Селестии.</text:p>
      <text:p text:style-name="P46">Кроха насупилась ещё больше.</text:p>
      <text:p text:style-name="P46">–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6"><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6">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6">А прямо подо мной, на выступе той же скалы, на которой стоял я, раскинулся Кантерлот…</text:p>
      <text:p text:style-name="P46">–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6">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6">–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49">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6">–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6">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6">Я закрыл лицо руками и<text:span text:style-name="T66"> </text:span>выбрал единственный способ выиграть несколько секунд жизни — спрыгнул со скалы вниз, к Кантерлоту.</text:p>
      <text:p text:style-name="P66">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6">Чуть раздвинув пальцы, я взглянул на обстановку — и тут же снова сжал их что есть мочи. Надо мной стояла разъярённая Луна.</text:p>
      <text:p text:style-name="P46">–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6">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6">–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6">Постояв ещё немного и не добившись от меня ни звука, Луна вздохнула.</text:p>
      <text:p text:style-name="P46">– Следуй за мной, примат! Нам нужно вернуть тебя Сестре.</text:p>
      <text:p text:style-name="P46"/>
      <text:h text:style-name="Heading_20_2" text:outline-level="2"><text:soft-page-break/>7. Ж<text:span text:style-name="T1">аркий пикник</text:span></text:h>
      <text:p text:style-name="P46"/>
      <text:p text:style-name="P46">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6">– Он что-то говорил про Чёрный Экран. Про то, что Откровение пожирает пони. А потом захотел меня сжечь. К счастью, вовремя подоспела Луна.</text:p>
      <text:p text:style-name="P46">Селестия прижала уши к голове и отвернулась.</text:p>
      <text:p text:style-name="P46">–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6">–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6">Аликорница мягко рассмеялась. Я пожал плечами.</text:p>
      <text:p text:style-name="P46">–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6">Селестия вздохнула.</text:p>
      <text:p text:style-name="P46">–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6">Аликорница с печалью отвернулась. Она лежала вполоборота ко мне, чуть отстранив хвост, и я почувствовал возвращение вчерашней проблемы.</text:p>
      <text:p text:style-name="P46">Нет! Только не это!!! Проклятье! Воздух тут порченый, что ли? Я отвёл глаза и стал вспоминать в уме таблицу умножения.</text:p>
      <text:p text:style-name="P46">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6">–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6">Жжение в паху усиливалось. Я заёрзал на месте, стараясь скрыть постыдный аспект. Селестия с удивлением взглянула на меня.</text:p>
      <text:p text:style-name="P46">– Анонимус, …?</text:p>
      <text:p text:style-name="P46">Я стремительно сунул голову в пруд. Мне казалось, вода сейчас закипит от моих пылающих ушей.</text:p>
      <text:p text:style-name="P46">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6">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6">Я высунул голову из воды, отфыркиваясь по-собачьи. О-о-о-о-о! Так намного лучше! Холодная вода сохранит твои нравственные устои, Анон!</text:p>
      <text:p text:style-name="P46">– Анонимус, с тобой всё в порядке? – обеспокоенно спросила Селестия. – Ты выглядишь несколько… возбуждённым?</text:p>
      <text:p text:style-name="P46"><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6">–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6">–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6">–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6">Я фейспалмнул.</text:p>
      <text:p text:style-name="P46">– Забудь, принцесса. Просто забудь. Это была неудачная шутка.</text:p>
      <text:p text:style-name="P46">Аликорница взглянула на меня с нечитаемым выражением на морде и поднялась.</text:p>
      <text:p text:style-name="P46">–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6"/>
      <text:p text:style-name="P47">***</text:p>
      <text:p text:style-name="P27"/>
      <text:p text:style-name="P46">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6">–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6">–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Я уселся на траву напротив аликорницы.</text:p>
      <text:p text:style-name="P46">– А о чём ты грустила?</text:p>
      <text:p text:style-name="P46">Селестия вздохнула.</text:p>
      <text:p text:style-name="P46">–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6"><text:soft-page-break/>Я настороженно посмотрел на аликорницу.</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6">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6">Селестия вытянула шею и положила голову на траву.</text:p>
      <text:p text:style-name="P46">–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6">Я уловил некоторую нестыковку в словах Селестии.</text:p>
      <text:p text:style-name="P46">–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6">Селестия задумалась, машинально ковыряя копытом ямку под валуном.</text:p>
      <text:p text:style-name="P46">–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Селестия саркастически фыркнула.</text:p>
      <text:p text:style-name="P46">–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6"/>
      <text:p text:style-name="P56">День 137344</text:p>
      <text:p text:style-name="P5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6">…</text:p>
      <text:p text:style-name="P56">День 287651</text:p>
      <text:p text:style-name="P5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6">…</text:p>
      <text:p text:style-name="P56"><text:soft-page-break/>День 364886</text:p>
      <text:p text:style-name="P56">О небо, как я мечтаю, чтобы это поскорее закончилось! Сестра, приди скорей!</text:p>
      <text:p text:style-name="P46"/>
      <text:p text:style-name="P46">Селестия со вздохом захлопнула книгу и вернула её на место.</text:p>
      <text:p text:style-name="P46">–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6">Да, осознание этого подействовало лучше ведра холодной воды! Я облегчённо откинулся на валун. Тебе больше нечего стыдиться, Анон!</text:p>
      <text:p text:style-name="P46">Селестия внимательно наблюдала за мной из-под чёлки. Легкий смешок сорвался с её губ. Я сделал вид, что не заметил его.</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6">–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6">Аликорница подпрыгнула и, взбрыкнув, начала кружиться в обратную сторону.</text:p>
      <text:p text:style-name="P46">Это было до того забавно, что я неприлично заржал.</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6">– Да ладно! Мне это ничего не стоило.</text:p>
      <text:p text:style-name="P46">Я вытащил руку из-под накрупника. Селестия прижала уши к голове и с обидой покосилась на меня.</text:p>
      <text:p text:style-name="P46"><text:soft-page-break/>– Анонимус! Ты убрал муравьёв отнюдь не повсюду! Некоторые участки ты обошёл.</text:p>
      <text:p text:style-name="P46">Я застыл на месте.</text:p>
      <text:p text:style-name="P46">О боги! Неужели она имеет ввиду…? Жжение в паху возобновилось, заглушая все соображения о возрасте Селестии.</text:p>
      <text:p text:style-name="P46">– Принцесса… Я старался не наглеть. – пролепетал я чуть живой.</text:p>
      <text:p text:style-name="P46">Селестия глубоко вздохнула и повернула ко мне голову.</text:p>
      <text:p text:style-name="P46">–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6">Я покрылся потом. Аликорница отвернулась от меня и стояла ровно, ожидая от меня действий.</text:p>
      <text:p text:style-name="P46">– Т-ты хочешь, чтобы я…</text:p>
      <text:p text:style-name="P46">– Да! – твёрдо сказала Селестия. – Прогони их и там, куда боишься касаться. Мне нужна твоя помощь.</text:p>
      <text:p text:style-name="P46">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6">Стараясь унять дрожь, я снова просунул руку под накрупник и коснулся святая-святых…</text:p>
      <text:p text:style-name="P46"/>
      <text:p text:style-name="P46">…</text:p>
      <text:p text:style-name="P46"/>
      <text:p text:style-name="P46">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6">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6">–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6">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6">Принцесса уже скрылась за густым можжевельником, когда мне пришла в голову мысль, заставившая меня ожесточённо чесать затылок.</text:p>
      <text:p text:style-name="P46"><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6">Гм. Надо будет почитать про технику телепортации, наверняка я чего-то не учёл.</text:p>
      <text:p text:style-name="P46"/>
      <text:h text:style-name="P137" text:outline-level="2">8. Стыд</text:h>
      <text:p text:style-name="P46"/>
      <text:p text:style-name="P56">~~~ Завтра на семь в библиотеке ~~~</text:p>
      <text:p text:style-name="P56"/>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text:soft-page-break/>–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6">– Здрасьте!</text:p>
      <text:p text:style-name="P46">Аликорница не ответила, всматриваясь в глобус.</text:p>
      <text:p text:style-name="P46">– Привет, говорю! – я подошёл вплотную и легонько похлопал её по холке.</text:p>
      <text:p text:style-name="P46">– А, это ты, Анонимус? Приветствую тебя.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О,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ты станешь называть меня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6">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6">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6">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6">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печалься так,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6">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6">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6">–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 А, поняв, медленно покачала головой.</text:p>
      <text:p text:style-name="P46">– <text:s/>Нам не туда. Не сейчас. Я хочу показать тебе Эквестрию. – тихо сказала она.</text:p>
      <text:p text:style-name="P46">Аликорница продолжила прогулку. Я плёлся за ней, сгорая от стыда и кляня себя последними словами. Мне хотелось провалиться под землю!</text:p>
      <text:p text:style-name="P46">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Аликорница присела на камни и застыла, любуясь пейзажем.</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6">–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6">Я с трудом оторвал взгляд от счастливой тройки.</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1">9</text:span>. <text:span text:style-name="T1">Кошмар пегасов</text:span></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text:soft-page-break/>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text:soft-page-break/>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text:soft-page-break/>–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6">–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6"/>
      <text:p text:style-name="P47">***</text:p>
      <text:p text:style-name="P46"/>
      <text:p text:style-name="P46">– Так ты поручила Твайлайт Спаркл расследование кошмарных снов жеребят?</text:p>
      <text:p text:style-name="P46">–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Селестия вздохнула.</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6"><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11">—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Анониму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 Если хочешь.</text:p>
      <text:p text:style-name="P46">– Хорошо. До встречи, Сел.</text:p>
      <text:p text:style-name="P46">– До встречи, Анон.</text:p>
      <text:p text:style-name="P46"/>
      <text:h text:style-name="Heading_20_2" text:outline-level="2"><text:span text:style-name="T11">10</text:span>. (40*<text:span text:style-name="T11">ctg(Pi/4)-6)/(ln(e)-sin(0))</text:span></text:h>
      <text:p text:style-name="P76"/>
      <text:p text:style-name="P46"/>
      <text:p text:style-name="P56"><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6"><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6">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56"/>
      <text:p text:style-name="P37">…</text:p>
      <text:p text:style-name="P37"/>
      <text:p text:style-name="P46">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5"> </text:span><text:span text:style-name="T41">—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text:soft-page-break/>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6">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Держи себя в руках, Анон! Держи себя в руках!!! Вспоминай уравнения тригонометрии, если таблица умножения уже не помогает!</text:p>
      <text:p text:style-name="P46">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text:soft-page-break/>–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Селестия печально покачала головой и осторожно подула в камин. Язычки пламени весело затанцевали среди углей.</text:p>
      <text:p text:style-name="P46">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6">–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text:soft-page-break/>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1">Мне печалиться не стоит</text:p><text:p text:style-name="P131">Жизнь прекрасна и полна</text:p><text:p text:style-name="P131">Телом молода, душою —</text:p><text:p text:style-name="P131">Как дракон морской мудра</text:p><text:p text:style-name="P131"/><text:p text:style-name="P131">Я видала взлёт империй,</text:p><text:p text:style-name="P131">Я жила среди легенд,</text:p><text:p text:style-name="P131">Древней магии мистерий</text:p><text:p text:style-name="P131">Я прилежнейший студент</text:p><text:p text:style-name="P131"/><text:p text:style-name="P131">Обожаема народом,</text:p><text:p text:style-name="P131">Уважаема врагом —</text:p><text:p text:style-name="P131">Но друзей моих немного,</text:p><text:p text:style-name="P131">Студит душу холодом</text:p><text:p text:style-name="P131"/><text:p text:style-name="P131">Одинока и печальна,</text:p><text:p text:style-name="P131">Недоступна и строга,</text:p><text:p text:style-name="P131">Потеряла изначальный</text:p><text:p text:style-name="P131">Смысл жизни навсегда</text:p><text:p text:style-name="P131"/><text:p text:style-name="P131">Жизнь моя теперь публична,</text:p><text:p text:style-name="P131">Жизнь моя теперь для всех,</text:p><text:p text:style-name="P131">В этом — горе, в этом — счастье,</text:p><text:p text:style-name="P131">В этом плач и в этом смех.</text:p></text:note-body></text:note>.</text:p>
      <text:p text:style-name="P37"><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6"><text:soft-page-break/>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6">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6"/>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6"/>
      <text:p text:style-name="P46">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6">– Примерно такие. – расхохоталась Селестия. <text:span text:style-name="T11">–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text:span><text:soft-page-break/><text:span text:style-name="T1">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6">Селестия фыркнула.</text:p>
      <text:p text:style-name="P46">–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Селестия закатила глаза.</text:p>
      <text:p text:style-name="P46">–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6">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6">НИ-ЧЕ-ГО!</text:p>
      <text:p text:style-name="P46">Селестия осторожно высвободилась из-под меня и встала с постели.</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водку у вас принято пить?</text:p>
      <text:p text:style-name="P35"><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6">–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Она ещё спрашивает! Тебя сейчас можно использовать вместо половичка под её копытами, Анон!</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Селес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6"><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11">– Это ты называешь “дружбой”? – с </text:span>улыбкой хмыкнул<text:span text:style-name="T11"> я. – </text:span>Мне нравится твоё чувство юмора.</text:p>
      <text:p text:style-name="P46">Аликорница в недоумении взглянула на меня.</text:p>
      <text:p text:style-name="P46"><text:span text:style-name="T11">– Анон, т</text:span>ебе не нравится моя дружба? Ты не принимаешь её? Ты чем-то недоволен?</text:p>
      <text:p text:style-name="P46">Я расхохотался и чуть не поперхнулся водой, плескавшейся у подбородка.</text:p>
      <text:p text:style-name="P46"><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6">Копыто аликорницы закрыло мне рот прежде чем я успел договорить заветное слово.</text:p>
      <text:p text:style-name="P37"><text:soft-page-break/>–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11. <text:span text:style-name="T1">Прощание</text:span></text:h>
      <text:p text:style-name="P46"/>
      <text:p text:style-name="P37">– <text:span text:style-name="T1">Норф!.. Эй, Норф! Ты где?..</text:span></text:p>
      <text:p text:style-name="P46">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6">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7"/>
      <text:p text:style-name="P47">***</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text:span><text:span text:style-name="T32">нехватки</text:span><text:span text:style-name="T32">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а уже месяц нет новостей…</text:span></text:p>
      <text:p text:style-name="P3"><text:span text:style-name="T41">– </text:span><text:span text:style-name="T45">А мой кузён из </text:span><text:span text:style-name="T45">Хуффингтона </text:span><text:span text:style-name="T45">пишет, что </text:span><text:span text:style-name="T45">неделю назад проезжал мимо </text:span><text:span text:style-name="T45">Вечнодикого леса. </text:span><text:span text:style-name="T45">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text:span><text:span text:style-name="T45">доноси</text:span><text:span text:style-name="T45">лся</text:span><text:span text:style-name="T45"> какой-то шорох и треск. Как если бы кто-то </text:span><text:span text:style-name="T45">приближался, </text:span><text:span text:style-name="T45">громко шурша сухими листьями…</text:span></text:p>
      <text:p text:style-name="P46">…</text:p>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text:span><text:span text:style-name="T32">ё</text:span><text:span text:style-name="T32">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2">–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2">– Леди и джентльпони! Приём окончен! Её Высочество Принцесса Селестия будет рада видеть <text:s/>вас в следующую среду!</text:p>
      <text:p text:style-name="P62"><text:soft-page-break/>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text:span text:style-name="T1">Хотя это не так </text:span>— наоборот, мы стараемся сделать климат лучше для всех<text:span text:style-name="T1">. </text:span><text:span text:style-name="T1">Но мало кто верит </text:span><text:span text:style-name="T28">— </text:span><text:span text:style-name="T61">и </text:span><text:span text:style-name="T8">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61">беспомощной </text:span><text:span text:style-name="T61">— </text:span><text:span text:style-name="T61">даже когда </text:span><text:span text:style-name="T61">та</text:span><text:span text:style-name="T61"> была в полубессознательном состоянии в руинах замка Сестёр. </text:span><text:span text:style-name="T61">Аликорница сидела, отрешённо уставившись в одну точку и бормотала:</text:span></text:p>
      <text:p text:style-name="P36"><text:soft-page-break/>–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text:span><text:span text:style-name="T11">Впрочем</text:span><text:span text:style-name="T11"> она занималась этой проблемой </text:span><text:span text:style-name="T11">ещё </text:span><text:span text:style-name="T11">до нашего похода к старому замку — </text:span><text:span text:style-name="T11">и </text:span><text:span text:style-name="T11">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text:soft-page-break/>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text:span><text:span text:style-name="T1">голову и легонько упёрлась </text:span><text:span text:style-name="T1">копыто</text:span><text:span text:style-name="T1">м</text:span><text:span text:style-name="T1"> мне в грудь. Я чувствовал, что её нога мелко дрожит.</text:span></text:p>
      <text:p text:style-name="P37">–<text:span text:style-name="T1"> Отправляйся, </text:span><text:span text:style-name="T1">Анон</text:span><text:span text:style-name="T1">. Очень надеюсь на успех твоей миссии.</text:span></text:p>
      <text:p text:style-name="P46">Селестия повернулась и вышла из зала, подметая хвостом пол.</text:p>
      <text:p text:style-name="P37"/>
      <text:p text:style-name="P141">***</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text:span><text:span text:style-name="T1">а</text:span><text:span text:style-name="T1">м!</text:span></text:p>
      <text:p text:style-name="P43"><text:span text:style-name="T1">– В те времена её было намного больше, </text:span><text:span text:style-name="T1">Эйприл</text:span><text:span text:style-name="T1">.</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text:span><text:span text:style-name="T1">твёрд</text:span><text:span text:style-name="T1">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6">–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м, а со мной связан элементаль?</text:p>
      <text:p text:style-name="P56">– Конечно, Эйприл. В каждом из нас есть её бессмертная искорка.</text:p>
      <text:p text:style-name="P1"><text:soft-page-break/><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6">–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6">Имя её было Селестия.</text:p>
      <text:p text:style-name="P56">За ней последовала и сестра её, <text:span text:style-name="T11">Луна</text:span>.</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6">То есть, всегда.</text:p>
      <text:p text:style-name="P56">Тут и сказке конец. А теперь, Эйприл, залазь на полку и закрывай глазки.</text:p>
      <text:p text:style-name="P56">– Ну ма-ам! Раскажи ещё что-нибудь! Про Сомбру! Или про Дискорда!</text:p>
      <text:p text:style-name="P56">–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text:span text:style-name="T66">мино</text:span>тавра?</text:p>
      <text:p text:style-name="P56">– <text:s/>Тебя забрать я ему не дам. А в дядю не тыкай копытом, это невежливо! Спи уже, моя маленькая!</text:p>
      <text:p text:style-name="P56">– Поцелуй меня на ночь, ма-ам!</text:p>
      <text:p text:style-name="P56">– Конечно, моя хорошая…</text:p>
      <text:p text:style-name="P56"/>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7"/>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text:span><text:soft-page-break/><text:span text:style-name="T45">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text:soft-page-break/>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text:soft-page-break/>–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text:soft-page-break/>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text:soft-page-break/>–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text:soft-page-break/>–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8"><text:soft-page-break/>***</text:p>
      <text:p text:style-name="P37"/>
      <text:p text:style-name="P125"><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6"><text:span text:style-name="T11">–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text:soft-page-break/>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6">– Ага, он был закладкой в четвёртом номере «PlayMare», в разделе «Тридцать две позы, которые удивят вашу френдпони».</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text:soft-page-break/>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6">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7">***</text:p>
      <text:p text:style-name="P74">&lt;Seal — Amazing <text:span text:style-name="T1">(T</text:span><text:span text:style-name="T11">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text:p>
      <text:p text:style-name="P1"><text:soft-page-break/></text:p>
      <text:p text:style-name="P2">***</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0">d.notive — Talking Flight</text:span>&gt;</text:p>
      <text:p text:style-name="P56">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text:soft-page-break/>Примечания: <text:span text:style-name="T44">чёрный экран?</text:span></text:p>
      <text:p text:style-name="P44"/>
      <text:p text:style-name="P47">***</text:p>
      <text:p text:style-name="P46"/>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56"/>
      <text:p text:style-name="P57">***</text:p>
      <text:p text:style-name="P56"/>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5"/>
      <text:h text:style-name="Heading_20_2" text:outline-level="2"><text:soft-page-break/>14. Знакомство с Дэш</text:h>
      <text:h text:style-name="Heading_20_2" text:outline-level="2"/>
      <text:p text:style-name="P51">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1">Обмакнув перо в чернила, я вернулся к письму.</text:p>
      <text:p text:style-name="P56"/>
      <text:p text:style-name="P56">Привет, Сел (несмотря ни на что, мне всё же хочется называть тебя так).</text:p>
      <text:p text:style-name="P56">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6"/>
      <text:p text:style-name="P46">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6"/>
      <text:p text:style-name="P56">К сожалению, Луна запретила Твайлайт дальнейшие эксперименты в этой сфере, что создало юридическую преграду для исследований.</text:p>
      <text:p text:style-name="P46"/>
      <text:p text:style-name="P46">…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6"/>
      <text:p text:style-name="P56">Кроме того, Твайлайт сожгла кучу оборудования, что обусловило невозможность дальнейших исследований физически.</text:p>
      <text:p text:style-name="P56"/>
      <text:p text:style-name="P46">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6">Ась? Секунду назад там никого не было!</text:p>
      <text:p text:style-name="P46">Я моргнул, но пегаска не исчезла.</text:p>
      <text:p text:style-name="P46">–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6">Лёгкой хрипотцой и короткой стрижкой пегаска напоминала мальчишку.</text:p>
      <text:p text:style-name="P46">– А что такого с твоим домом? – поинтересовался я.</text:p>
      <text:p text:style-name="P46">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6">– Он опускается. – нехотя ответила пегаска и спрыгнула с подоконника. – Ещё пару месяцев — и я буду жить на земле, как какая-нибудь земнопони!</text:p>
      <text:p text:style-name="P46">Пегаска подошла к столу, встала на задние ноги и положила передние на столешницу.</text:p>
      <text:p text:style-name="P46"><text:soft-page-break/>– Рэйнбоу Дэш! – отрекомендовалась пегаска. – А ты Анон, верно?</text:p>
      <text:p text:style-name="P46">Пегаска протянула мне копыто.</text:p>
      <text:p text:style-name="P46">Я уже протянул было руку, но тут увидел нечто, после чего мне на глаза медленно опустилась красная пелена.</text:p>
      <text:p text:style-name="P46">Бля-а-а!</text:p>
      <text:p text:style-name="P46">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6">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6">– Так это… Я могу чем-нибудь помочь?</text:p>
      <text:p text:style-name="P46">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6">– Можешь! – наконец придумал ответ я. – Надо принести кое-чего.</text:p>
      <text:p text:style-name="P46">–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6">– Не, так далеко не надо. – остановил я её с ухмылкой. – Сгоняй-ка за пивом. У меня как раз закончилось.</text:p>
      <text:p text:style-name="P46">Пегаска застыла на месте, не веря услышанному.</text:p>
      <text:p text:style-name="P46">–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6">Пегаска крутанулась на месте и молнией вылетела из комнаты — аж окно хлопнуло.</text:p>
      <text:p text:style-name="P46">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6"/>
      <text:p text:style-name="P56">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6"/>
      <text:p text:style-name="P46">БАЦ!</text:p>
      <text:p text:style-name="P46">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6">– Вот тебе твоё пиво, Анон! В жизни меня так не унижали!</text:p>
      <text:p text:style-name="P46">Пегаска смотрела на меня с вызовом и осуждением.</text:p>
      <text:p text:style-name="P46">– Извини, если пиво не той марки, но ты не удосужился назвать мне свою любимую! – съязвила пегаска.</text:p>
      <text:p text:style-name="P46">Я набрал воздуха в грудь побольше, чтобы взорваться гневной отповедью, но, неожиданно для себя рассмеялся.</text:p>
      <text:p text:style-name="P46">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6">Смех рвался наружу мощым потоком, я просто ухахатывался, упав на стол.</text:p>
      <text:p text:style-name="P46"><text:soft-page-break/>– Странный ты какой-то! – заявила пегаска, озадаченно потирая затылок. – Сначала даёшь дурацкие задания, а потом сам же с них смеёшься.</text:p>
      <text:p text:style-name="P46">Дэш сложила передние ноги на груди и продолжила.</text:p>
      <text:p text:style-name="P46">–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6">Я отсмеялся, наклонился через стол и потрепал пегаску по чёлке. Та в ответ с готовностью подставила голову.</text:p>
      <text:p text:style-name="P46">–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6">–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6">…</text:p>
      <text:p text:style-name="P46">А ведь пегаска говорит дело! Из того, что я помню, эта зебра-шаманка иногда даже выручала Твайлайт. Визит к ней будет совсем не лишним.</text:p>
      <text:p text:style-name="P46">– Ты права. Буду тебе признателен, если покажешь мне завтра утром, где живёт Зекора.</text:p>
      <text:p text:style-name="P46">Пегаска отрицательно помотала головой.</text:p>
      <text:p text:style-name="P46">–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6">Вот чёрт! Сон на сегодня отменяется. Я спрятал письмо в стол, накинул на плечи куртку и пошёл к выходу.</text:p>
      <text:p text:style-name="P46">Пегаска по-прежнему стояла у стола, делая вид, что её это не касается.</text:p>
      <text:p text:style-name="P46">– Эмм. Так мы идём к Зекоре, или нет? Я думал, ты хотела помочь.</text:p>
      <text:p text:style-name="P46">Пегаска скорчила недовольную мордочку.</text:p>
      <text:p text:style-name="P46">– Вы, человеки, все такие не клёвые?</text:p>
      <text:p text:style-name="P46">– ?</text:p>
      <text:p text:style-name="P46">Пегаска принялась загибать копыта.</text:p>
      <text:p text:style-name="P46">– Я тебе принесла пиво — это раз! Подала идею с Зекорой — это два! А где моё вознаграждение???</text:p>
      <text:p text:style-name="P46">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6">– Сколько ты хочешь за помощь, Рэйнбоу Дэш? – спросил я ровным голосом и звякнул монетами.</text:p>
      <text:p text:style-name="P46">Пегаска скривила губы и отодвинула от себя мешочек.</text:p>
      <text:p text:style-name="P46">– Какой ты глупый! А ещё из Кантерлота! Мне не нужны твои серебряшки!</text:p>
      <text:p text:style-name="P46">– Чего же ты хочешь? Золотяшек? – саркастически спросил я.</text:p>
      <text:p text:style-name="P46">Пегаска уселась вплотную ко мне и поддела головой мою руку.</text:p>
      <text:p text:style-name="P46">– Почесушек! И не говори мне, что не умеешь! Ты только что делал это совершенно бесплатно!</text:p>
      <text:p text:style-name="P46">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6"><text:soft-page-break/>– Да. Да. Так. Гы. Ещё. Вот так. Кру-у-у-то-о-о!</text:p>
      <text:p text:style-name="P46">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6">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6"/>
      <text:p text:style-name="P46">…</text:p>
      <text:p text:style-name="P46"/>
      <text:p text:style-name="P46">–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6">Пегаска с хрустом потянулась.</text:p>
      <text:p text:style-name="P46">–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6">– И как там, в Кантерлоте? Прикольно? Давненько там не была.</text:p>
      <text:p text:style-name="P46">–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6">–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6">Пегаска мечтательно вздохнула.</text:p>
      <text:p text:style-name="P46">– Что за чувство? – Я старался успевать за пегаской, для чего мне пришлось перейти на быстрый шаг.</text:p>
      <text:p text:style-name="P46">–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6">Я не поверил своим ушам.</text:p>
      <text:p text:style-name="P46">– Тебе угрожали клаудсдейлские пегасы? Тебе пришлось бросить дом?</text:p>
      <text:p text:style-name="P46">Пегаска фыркнула.</text:p>
      <text:p text:style-name="P46">–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6">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6">– Так и перестала бы с ними драться. В чём проблема?</text:p>
      <text:p text:style-name="P46">Я не мог различить выражения мордочки Дэш в полутьме, но сопение пегаски выдало её волнение.</text:p>
      <text:p text:style-name="P46"><text:soft-page-break/>– Они задирали Флаттершай. Она не могла им ответить. Она же не я!</text:p>
      <text:p text:style-name="P46">– А ты хотела бы вернуться?</text:p>
      <text:p text:style-name="P46">– Нет! – пегаска остановилась перед выросшей из темноты палаткой. За открытым пологом стоял непроглядный мрак.</text:p>
      <text:p text:style-name="P46">–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6">– А если она уже спит? – тоже шёпотом ответил я Дэш. – Как-то неудобно её будить.</text:p>
      <text:p text:style-name="P46">– Входи, Тот-Кого-Нет. – раздался вдруг низкий голос в темноте. – И ты, маленькая пегаска, тоже не стой на пороге.</text:p>
      <text:p text:style-name="P46">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6">Я закашлялся. На табак это не похоже, зебра явно курила травку.</text:p>
      <text:p text:style-name="P46">– Добрый вечер! – начал я. – Мы не знакомы, но Рэйнбоу Дэш посоветовала мне обратиться к вам. Я ищу ответы на пару вопросов.</text:p>
      <text:p text:style-name="P46">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6">– Я ищу любую информацию про Большое Откровение и Чёрный Экран. Буду очень признателен, если…</text:p>
      <text:p text:style-name="P46">– Молчи! Ничего не говори! – перебила меня Зекора.</text:p>
      <text:p text:style-name="P46">Заметив мой удивлённый взгляд, она объяснила:</text:p>
      <text:p text:style-name="P46">– Мало времени. Не у меня — у тебя. Другое Всё гонится за тобой и я не знаю, сколько тебе отмерено.</text:p>
      <text:p text:style-name="P46">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6">–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6"/>
      <text:p text:style-name="P56">«…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6"/>
      <text:p text:style-name="P46">Зекора захлопнула книгу.</text:p>
      <text:p text:style-name="P46">– Это всё, что я могу сказать тебе, Тот-Кого-Нет.</text:p>
      <text:p text:style-name="P46">Бля! И ради этого я тащился сюда посреди ночи?</text:p>
      <text:p text:style-name="P46">–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6"><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6">Я был готов к тому, что зебра разозлится и выставит меня из шатра. Но Зекора только фыркнула.</text:p>
      <text:p text:style-name="P46">–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6">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6">– Зекора, почему ты называешь Анона Тем, Кого Нет?</text:p>
      <text:p text:style-name="P46">В темноте сверкнула белозубая улыбка зебры.</text:p>
      <text:p text:style-name="P46">– Потому что когда я смотрю на дорогого тебе Большого Мбоно, я вижу Ничто.</text:p>
      <text:p text:style-name="P46">Мне стало нехорошо.</text:p>
      <text:p text:style-name="P46"/>
      <text:p text:style-name="P47">***</text:p>
      <text:p text:style-name="P46"/>
      <text:p text:style-name="P46">Мы возвращались по ночному лесу к железной дороге. Пегаска летела возле меня на высоте груди.</text:p>
      <text:p text:style-name="P46">– Интересно, что Зекора имела ввиду, когда говорила, что за тобой гонится Другое Всё? И как можно видеть Ничто?</text:p>
      <text:p text:style-name="P46">– Не обращай внимания. Когда курят траву, и не такое видят.</text:p>
      <text:p text:style-name="P46">–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6">Пегаска начала боксировать воздух. Я расхохотался.</text:p>
      <text:p text:style-name="P46">– Спасибо, Рэйнбоу Дэш! Я тронут.</text:p>
      <text:p text:style-name="P46">–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6">Я кивнул и легонько хлопнул пегаску по крупу, принимая её предложение. Та скосила на меня сиреневый глаз и фыркнула.</text:p>
      <text:p text:style-name="P46">–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6">Я фейспалмнул.</text:p>
      <text:p text:style-name="P1"/>
      <text:h text:style-name="Heading_20_2" text:outline-level="2">15. День сурка</text:h>
      <text:p text:style-name="P15">&lt;<text:span text:style-name="T5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Анониму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text:soft-page-break/>–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text:span><text:soft-page-break/><text:span text:style-name="T1">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text:soft-page-break/></text:p>
      <text:p text:style-name="P46">–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7"><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89"><text:span text:style-name="T11">– </text:span>Ты?!</text:p>
      <text:p text:style-name="P8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89"><text:span text:style-name="T11">– М</text:span>ожет тогда, ты скажешь, что в нём пошло не так и почему к вам попал я, а не сверхаликорн?</text:p>
      <text:p text:style-name="P89"><text:span text:style-name="T11">– </text:span>Не скажу. Заклинания Стар Свирла Бородатого обычно если срабатывают, то без ошибок.</text:p>
      <text:p text:style-name="P46"><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0">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11">– </text:span>Привет, Эй-Джей! У тебя проблемы?</text:p>
      <text:p text:style-name="P46"><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6"><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11">–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11">–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11">– Г</text:span>отово. Принимай работу, хозяйка!</text:p>
      <text:p text:style-name="P46">Эпплджек стиснула меня в сокрушающих объятиях.</text:p>
      <text:p text:style-name="P46"><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11">–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11">–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11">– </text:span>Свободно? <text:span text:style-name="T11">– </text:span>спросил я у единственной пони, сидящей за столиком.</text:p>
      <text:p text:style-name="P46"><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6"><text:span text:style-name="T11">– <text:s/></text:span>Пирог с грибами, яишницу и чизкейк<text:span text:style-name="T11"> – </text:span>сообщил я подошедшей официантке.</text:p>
      <text:p text:style-name="P46"><text:soft-page-break/><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6"><text:span text:style-name="T11">–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11">– </text:span>Вы, наверное, ждёте кого-то?</text:p>
      <text:p text:style-name="P48"><text:span text:style-name="T11">– </text:span>Неа.</text:p>
      <text:p text:style-name="P48"><text:span text:style-name="T11">– </text:span>Просто обедаете?</text:p>
      <text:p text:style-name="P48"><text:span text:style-name="T11">– </text:span>Неа.</text:p>
      <text:p text:style-name="P48"><text:span text:style-name="T11">– </text:span>Просто сидите и мрачно смотрите на меня?</text:p>
      <text:p text:style-name="P48"><text:span text:style-name="T11">– </text:span>Неа.</text:p>
      <text:p text:style-name="P48">Хм, а эта пони не из разговорчивых. Ну ладно.</text:p>
      <text:p text:style-name="P48"><text:span text:style-name="T11">– </text:span>А что же вы делаете?</text:p>
      <text:p text:style-name="P48"><text:span text:style-name="T11">– </text:span>Веселюсь. <text:span text:style-name="T11">– </text:span>мрачно заявила пони.</text:p>
      <text:p text:style-name="P48"><text:span text:style-name="T11">–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11">– </text:span>Привет, Анон!</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11">– </text:span>Мы с вами раньше встречались?</text:p>
      <text:p text:style-name="P48"><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2"/>
      <text:p text:style-name="P42"/>
      <text:p text:style-name="P48">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11">– </text:span>Оставь, Салвер.<text:span text:style-name="T11"> </text:span>Ему за счёт заведения.</text:p>
      <text:p text:style-name="P46"><text:span text:style-name="T11">– </text:span>Ясно, мисс Пинки. <text:span text:style-name="T11">– </text:span>официантка кивнула и ушла.</text:p>
      <text:p text:style-name="P46"><text:span text:style-name="T11">– Ч</text:span>его-о-о?<text:span text:style-name="T11"> </text:span>Так это твой бар?</text:p>
      <text:p text:style-name="P46"><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text:soft-page-break/>Говоря это, кобылка оттянула передними копытами нижние веки, став похожей на маньяка.</text:p>
      <text:p text:style-name="P46"><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6"><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11">– </text:span>У меня есть идея получше. <text:span text:style-name="T11">– </text:span>на свет показалась фляга Большого Макинтоша.</text:p>
      <text:p text:style-name="P46"><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11">– </text:span>Починил телегу. Только молчок про самогон, раз уж ты в курсе. <text:span text:style-name="T11">– </text:span>я разлил сидр по чашкам.</text:p>
      <text:p text:style-name="P46"><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11">–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11">– У </text:span>тебя такая смешная мордочка! <text:span text:style-name="T11">– </text:span>захихикали Пинки, покачиваясь. <text:span text:style-name="T11">– </text:span>Как будто ты <text:span text:style-name="T61">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11">– </text:span>Эммм... Скажи-ка мне, мой друг П-п-пинки... Легенда про фаэри <text:span text:style-name="T15">— </text:span><text:span text:style-name="T61">эт правда?</text:span></text:p>
      <text:p text:style-name="P46"><text:span text:style-name="T15">– </text:span><text:span text:style-name="T61">Какая из? Их много, вообще-то. Ик!</text:span></text:p>
      <text:p text:style-name="P46"><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46"><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46"><text:span text:style-name="T15">– </text:span><text:span text:style-name="T61">Пока не умру?</text:span></text:p>
      <text:p text:style-name="P46"><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49"><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49"><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49"><text:span text:style-name="T11">– </text:span>У нас?</text:p>
      <text:p text:style-name="P49">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11">– </text:span>Сто-о-ой! <text:span text:style-name="T11">– </text:span>заорал я. <text:span text:style-name="T11">– </text:span>Выпрыгивай из бочки!!!</text:p>
      <text:p text:style-name="P49">Кобылка-пилот улыбнулась и постукала копытцем по шлему, показывая, что не слышит меня.</text:p>
      <text:p text:style-name="P49"><text:span text:style-name="T11">– </text:span>Выпрыгива-а-а... <text:span text:style-name="T11">–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11">– </text:span>Смотри, вот те и ответ на вопрос, куда деваются пони!</text:p>
      <text:p text:style-name="P49"><text:span text:style-name="T11">– </text:span>Где? <text:span text:style-name="T11">– </text:span>единорожка начала оглядываться.</text:p>
      <text:p text:style-name="P49"><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49"><text:span text:style-name="T11">– </text:span>И что? Я всё равно не пойму, куда пони деваются? И куда пропала Скуталу?</text:p>
      <text:p text:style-name="P49"><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8">Приветствую тебя, мой маленький человек!</text:p>
      <text:p text:style-name="P58">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8">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8">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8"><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8">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8"><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8">«<text:span text:style-name="T11">P.S. Н</text:span>е гневите мироздание воровством! <text:span text:style-name="T28">Обмен рулит</text:span>!»</text:p>
      <text:p text:style-name="P5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8">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8"/>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6"/>
      <text:h text:style-name="Heading_20_2" text:outline-level="2">16. Мэйнхэттен</text:h>
      <text:p text:style-name="P79">ZZ Top – Gimme all your lovin</text:p>
      <text:p text:style-name="P79">Mothley Crue – Kick Start My Heart</text:p>
      <text:p text:style-name="P49"><text:span text:style-name="T11">–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11">–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49"><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49"><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text:soft-page-break/></text:p>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11">– </text:span>Это неправильно! <text:span text:style-name="T11">– </text:span>заявила Рэйнбоу Дэш, отвернувшись от окна.</text:p>
      <text:p text:style-name="P49"><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49"><text:span text:style-name="T11">– </text:span>Да я не про то! <text:span text:style-name="T11">– </text:span>отмахнулась пегаска. <text:span text:style-name="T11">– </text:span>Посмотри на поле.</text:p>
      <text:p text:style-name="P49"><text:span text:style-name="T11">– </text:span>И что? Поле как поле.</text:p>
      <text:p text:style-name="P49"><text:span text:style-name="T11">– </text:span>Оно не убрано. <text:span text:style-name="T11">– </text:span>мрачно ответила пегаска. <text:span text:style-name="T11">–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11">– </text:span>У самого посёлка поля убраны. Наверняка дойдёт дело и до остальных.</text:p>
      <text:p text:style-name="P49"><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11">– </text:span>Спасибо, но от пинкиных плюшек у меня фланки округляются.</text:p>
      <text:p text:style-name="P49"><text:span text:style-name="T11">– </text:span>Да ладно тебе, Дэш! От одной не округлятся.</text:p>
      <text:p text:style-name="P49"><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11"> </text:span>Как будто…</text:p>
      <text:p text:style-name="P49"><text:span text:style-name="T11">–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11">– </text:span>Они паслись… Ты можешь себе представить? Анон!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11">– </text:span>Что за…?</text:p>
      <text:p text:style-name="P11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11">– </text:span>Леди и джентльпони! Просьба не паниковать! Поезд дальше не идёт: впереди провал! <text:span text:style-name="T11">– </text:span>крикнул проводник.</text:p>
      <text:p text:style-name="P49"><text:span text:style-name="T11">– </text:span>Какой ещё, в дышло, провал? Я проезжал тут два дня назад!</text:p>
      <text:p text:style-name="P49"><text:soft-page-break/><text:span text:style-name="T11">– </text:span>Безобразие! Верните мне деньги за билет!</text:p>
      <text:p text:style-name="P49"><text:span text:style-name="T11">– </text:span>Как вы смеете! Я опоздаю в порт! <text:s/><text:span text:style-name="T11">–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11">– </text:span>Дэш, нам надо на ту сторону.</text:p>
      <text:p text:style-name="P49"><text:span text:style-name="T11">– </text:span>Нет проблем. Я могу тебя перенести.</text:p>
      <text:p text:style-name="P49">Я с сомнением посмотрел на пегаску. Дэш в холке была мне по пояс.</text:p>
      <text:p text:style-name="P49"><text:span text:style-name="T11">–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49">Мля.</text:p>
      <text:p text:style-name="P49"><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text:soft-page-break/>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 Ёбаная Селестия!</text:p>
      <text:p text:style-name="P49"><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11">–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9"><text:soft-page-break/>«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11">– </text:span>Удостоверение личности предъявлять? <text:span text:style-name="T11">– </text:span>осведомился я.</text:p>
      <text:p text:style-name="P49"><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49">Дэш, ни слова не говоря, прислонила ухо к двери.</text:p>
      <text:p text:style-name="P49"><text:span text:style-name="T11">– </text:span>Будешь смеяться, но именно этим он и занят. Вызывает полицию по телефону. <text:span text:style-name="T11">– </text:span>сообщила пегаска.</text:p>
      <text:p text:style-name="P49"><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11">– </text:span>Сколько у нас времени?</text:p>
      <text:p text:style-name="P49">Дэш почесала в затылке.</text:p>
      <text:p text:style-name="P49"><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11">–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text:soft-page-break/>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49">Снаружи послышался вой сирены и цокот множества копыт.</text:p>
      <text:p text:style-name="P49"><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11">– </text:span>Это твои двадцать минут? <text:span text:style-name="T11">– </text:span>возмутился я. <text:span text:style-name="T11">– </text:span>Да ещё и десяти не прошло!</text:p>
      <text:p text:style-name="P49">Дэш вымучено скривилась.</text:p>
      <text:p text:style-name="P49"><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49">Я разбил топором стеклянные дверцы прибора и вытащил рубины.</text:p>
      <text:p text:style-name="P49"><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11">– </text:span>Ну уж фигушки. Я тебя тут не оставлю.</text:p>
      <text:p text:style-name="P49"><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11">– Н</text:span>е тупи! <text:span text:style-name="T11">– </text:span>упрямо мотнула головой пегаска. <text:span text:style-name="T11">–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11">– </text:span>Быстро за мной! <text:span text:style-name="T11">–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11">– Ю-</text:span>хууу<text:span text:style-name="T11">!!!</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11">–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11">– </text:span>Макс, подвинься!</text:p>
      <text:p text:style-name="P49">Пегаска оттеснила меня крупом и повернулась к двери задом.</text:p>
      <text:p text:style-name="P49"><text:span text:style-name="T11">– </text:span>Ю-хууу!</text:p>
      <text:p text:style-name="P49">БАБАХ!!!</text:p>
      <text:p text:style-name="P49"><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11">– </text:span>Ты чего на меня так уставился? <text:span text:style-name="T11">– </text:span>подозрительно спросила пегаска.</text:p>
      <text:p text:style-name="P49"><text:span text:style-name="T11">– </text:span>Да так… Не ожидал, что ты такая…</text:p>
      <text:p text:style-name="P49"><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11">– </text:span>Ты! Не! По! Нял! Те! Бе! Не! Льзя! Тут! Ос! Та! ВАТЬСЯ!!! <text:span text:style-name="T11">–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11">–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11">–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11">–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11">–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11">– </text:span>А это у нас кто? Гмм. Пегаска. Вот так раз! Рэйнбоу Дэш! Какими судьбами?</text:p>
      <text:p text:style-name="P49"><text:span text:style-name="T11">– </text:span>ТРИКСИ! <text:span text:style-name="T11">– <text:s/></text:span>фейсхуфнула Дэш. <text:span text:style-name="T11">– </text:span>Во имя Селестии, ЧТО ты тут делаешь?!!</text:p>
      <text:p text:style-name="P49"><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49"><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49"><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49"><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11">– </text:span>Ей ведь нельзя рассказывать, да?</text:p>
      <text:p text:style-name="P49"><text:span text:style-name="T11">– </text:span>Нельзя. <text:span text:style-name="T11">– </text:span>подтвердил я. <text:span text:style-name="T11">–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11">– </text:span>ОГО!</text:p>
      <text:p text:style-name="P49">Единорожка аж уселась на крыльцо от удивления.</text:p>
      <text:p text:style-name="P49"><text:span text:style-name="T11">–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11">– </text:span>Мы приняли решение не выдавать вас полиции в обмен на то, что вы расскажете нам о вашей секретной миссии!</text:p>
      <text:p text:style-name="P49"><text:span text:style-name="T11">– </text:span>Не пойдёт! <text:span text:style-name="T11">– </text:span>заявил я. <text:span text:style-name="T11">– </text:span>Я уже сказал, что это тайна. Мне добавить нечего.</text:p>
      <text:p text:style-name="P49"><text:span text:style-name="T11">– </text:span>Да неужели? <text:span text:style-name="T11">– </text:span>захлопала ресницами Трикси. <text:span text:style-name="T11">–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39"/>
      <text:p text:style-name="P49"><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49"><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11">– </text:span>Стой! Что ты там сказала о Селестии?</text:p>
      <text:p text:style-name="P49">Трикси молча левитировала мне газеты с трюмо.</text:p>
      <text:p text:style-name="P49">…</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49"><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11">–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6"/>
      <text:p text:style-name="P5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4"><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49">Я улыбнулся и помахал пегаске рукой, показывая, что в норме. Дэш облегчённо выдохнула.</text:p>
      <text:p text:style-name="P39"><text:soft-page-break/>– <text:span text:style-name="T1">Так что, мы свободны? </text:span>– <text:span text:style-name="T1">спросил я, поднимаясь с пола.</text:span></text:p>
      <text:p text:style-name="P39">– <text:span text:style-name="T1">О, да! Великая и могучая Трикси держит слово!</text:span></text:p>
      <text:p text:style-name="P49">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6"/>
      <text:h text:style-name="Heading_20_2" text:outline-level="2">17. <text:span text:style-name="T1">Деградация</text:span></text:h>
      <text:p text:style-name="P39">&lt;<text:span text:style-name="T64">David Bowie - Lets Dance/ Ashes To Ashes</text:span></text:p>
      <text:p text:style-name="P39"><text:span text:style-name="T64">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Ещё лучше, чем почесушки!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5">302 пони</text:span><text:span text:style-name="T28">.</text:span></text:p>
      <text:p text:style-name="P49"><text:span text:style-name="T65">250 пони</text:span><text:span text:style-name="T28">.</text:span></text:p>
      <text:p text:style-name="P49"><text:span text:style-name="T65">125 поней</text:span><text:span text:style-name="T28">.</text:span></text:p>
      <text:p text:style-name="P49"><text:span text:style-name="T28">54 паня.</text:span>»</text:p>
      <text:p text:style-name="P49"/>
      <text:p text:style-name="P49"><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8">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7">так её </text:span><text:span text:style-name="T3">разэтак</text:span><text:span text:style-name="T67">,</text:span><text:span text:style-name="T22"> магия!</text:span><text:span text:style-name="T55">»</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text:soft-page-break/>–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text:soft-page-break/>–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прижавшись к моей ноге, заснула.</text:p>
      <text:p text:style-name="P4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5">37 пни</text:span></text:p>
      <text:p text:style-name="P67">24пн</text:p>
      <text:p text:style-name="P67">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5">302 пони</text:span><text:span text:style-name="T28">.</text:span></text:p>
      <text:p text:style-name="P49"><text:span text:style-name="T65">250 пони</text:span><text:span text:style-name="T28">.</text:span></text:p>
      <text:p text:style-name="P49"><text:span text:style-name="T65">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11">&lt;</text:span><text:span text:style-name="T54">Metallica-Enter Sandman</text:span><text:span text:style-name="T11">&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8. Филлидельфия</text:h>
      <text:p text:style-name="P39">&lt;<text:span text:style-name="T53">Kiss – I Was Made For Lovin’ You</text:span>&gt;</text:p>
      <text:p text:style-name="P4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text:soft-page-break/>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
      <text:p text:style-name="P51">&lt;<text:span text:style-name="T24">Добавить подбор снаряги. Всю снарягу потом выкинет Дэш</text:span>&gt;</text:p>
      <text:p text:style-name="P51"/>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text:soft-page-break/>–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9">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59"><text:s/>В какой-то момент пришло осознание.</text:p>
      <text:p text:style-name="P5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9">– Док, позавчерашний приходит в сознание!</text:p>
      <text:p text:style-name="P59">– Следи за давлением.</text:p>
      <text:p text:style-name="P59"><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59">Я открываю глаза и вижу фигуру в голубом.</text:p>
      <text:p text:style-name="P5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9">– Больной, как вы себя чувствуете? Вы можете назвать своё имя?</text:p>
      <text:p text:style-name="P59">Я закрываю глаза и пытаюсь вспомнить.</text:p>
      <text:p text:style-name="P5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9">Я вспомнил почти всё. Моё имя? Осталось вспомнить имя. Меня зовут...</text:p>
      <text:p text:style-name="P59">– Ма-а-акс! Ма-а-акс! Ма-а-акс!</text:p>
      <text:p text:style-name="P5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9">Я открываю глаза и вижу фигуру в голубом.</text:p>
      <text:p text:style-name="P59"/>
      <text:p text:style-name="P49">…</text:p>
      <text:p text:style-name="P49"/>
      <text:p text:style-name="P49">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11">–</text:span> А какой у тебя там был образ жизни?</text:p>
      <text:p text:style-name="P49"><text:span text:style-name="T11">–</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11">–</text:span> Дискордовы яйца! Ты сидел в тюрьме? За что тебя посадили?</text:p>
      <text:p text:style-name="P49"><text:span text:style-name="T11">–</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9">пишешь</text:span><text:span text:style-name="T48">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49"><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text:soft-page-break/></text:p>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1">Пегаска <text:span text:style-name="T11">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0"/>
      <text:p text:style-name="P40">…</text:p>
      <text:p text:style-name="P40">&lt;<text:bookmark text:name="eow-title"/><text:span text:style-name="T59">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text:soft-page-break/>–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6">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11">—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11">– </text:span>Выф-выф-вуф! <text:span text:style-name="T11">– </text:span>возразил я.</text:p>
      <text:p text:style-name="P51">Отпихнув от лица живот пегаски и выплюнув шерсть, я продолжил.</text:p>
      <text:p text:style-name="P51"><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11">– </text:span>Дэш, я знаю. Просто не могу о ней забыть.</text:p>
      <text:p text:style-name="P51">Пегаска тяжело поднялась.</text:p>
      <text:p text:style-name="P51"><text:span text:style-name="T11">– </text:span>Везёт же некоторым. <text:span text:style-name="T11">– </text:span>пробормотала она, раскрывая крылья для просушки.</text:p>
      <text:p text:style-name="P51">…</text:p>
      <text:p text:style-name="P51"><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oft-page-break/><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oft-page-break/><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oft-page-break/><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3">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1"/>
      <text:h text:style-name="Heading_20_2" text:outline-level="2">19. <text:span text:style-name="T1">Понивилль. Фейс-контроль </text:span></text:h>
      <text:p text:style-name="P40">&lt;<text:span text:style-name="T53">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11">–</text:span> Про меня таки забыли. Отлично.</text:p>
      <text:p text:style-name="P51"><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1"><text:span text:style-name="T11">–</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11">– </text:span>Твайлайт, привет! Мы вернулись! <text:span text:style-name="T11">–</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11">– К</text:span>АКОГО ХУЯ?!! Твайлайт, ёб твою понимать, ты чё творишь? <text:span text:style-name="T11">– </text:span>я вцепился в ручку двери.</text:p>
      <text:p text:style-name="P51"><text:span text:style-name="T11">– </text:span>Твайли, ты чего? <text:span text:style-name="T11">– </text:span>брыкалась Дэш. <text:span text:style-name="T11">– </text:span>Немедленно опусти меня на пол!</text:p>
      <text:p text:style-name="P51"><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11">– </text:span>Где-то он тут был, я же клала его сюда на прошлой неделе, после эксперимента с тыквой!</text:p>
      <text:p text:style-name="P51"><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11">– </text:span>Твайлайт, не смей! <text:span text:style-name="T11">– </text:span>хриплым от ужаса голосом прошептал я.</text:p>
      <text:p text:style-name="P51"><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11">–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11">– О</text:span>у! <text:span text:style-name="T66">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11">– </text:span>Хрен-то тебе зачем? <text:span text:style-name="T11">– </text:span>с бессильной злостью спросил я. <text:span text:style-name="T11">– </text:span><text:span text:style-name="T66">Т</text:span>ы собираешься устроить филиал порнхаба для пони-извращенцев?</text:p>
      <text:p text:style-name="P51"><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11">– </text:span>А если попроще?</text:p>
      <text:p text:style-name="P51"><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1"><text:span text:style-name="T11">–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1"/>
      <text:p text:style-name="P41">***</text:p>
      <text:p text:style-name="P41"/>
      <text:p text:style-name="P51"><text:span text:style-name="T11">–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11">–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11">–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11">– </text:span>Никогда, слышишь, никогда больше не смей подымать меня...</text:p>
      <text:p text:style-name="P51"><text:span text:style-name="T11">– </text:span>Откуда я знала, что резонансное заклинание так среагирует на...</text:p>
      <text:p text:style-name="P51"><text:span text:style-name="T11">– М</text:span>акс? <text:span text:style-name="T11">– </text:span>пегаска заметила, что я открыл глаза. <text:span text:style-name="T11">– </text:span>Ты в порядке?</text:p>
      <text:p text:style-name="P51">Я издал нечто среднее между брачным рёвом лося и стоном умирающего слона.</text:p>
      <text:p text:style-name="P51"><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11">–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text:soft-page-break/>Во втором случае вероятность возникновения крупной энергомагической вспышки я оцениваю как один к трём.</text:p>
      <text:p text:style-name="P51"><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1"><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1"><text:span text:style-name="T11">– </text:span>Тебе-то на Понивилль точно махать! <text:span text:style-name="T11">– </text:span>огрызнулась фермерша. <text:span text:style-name="T11">– Т</text:span>вой дом, поди, не зацепит.</text:p>
      <text:p text:style-name="P51"><text:span text:style-name="T11">– </text:span>Что ты сказала? А ну, повтори? <text:span text:style-name="T11">– </text:span>взвилась пегаска.</text:p>
      <text:p text:style-name="P51"><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1"><text:span text:style-name="T11">– </text:span>Ась?</text:p>
      <text:p text:style-name="P51"><text:span text:style-name="T11">– </text:span>Что?</text:p>
      <text:p text:style-name="P51"><text:span text:style-name="T11">– </text:span>Какой? <text:span text:style-name="T11">– </text:span>разом <text:span text:style-name="T11">о</text:span>бернулась ко мне компания.</text:p>
      <text:p text:style-name="P51"><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1"><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1"><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11">– </text:span>Рэр, иногда лучше жевать, чем говорить. Вот честно!</text:p>
      <text:p text:style-name="P51"><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11">– </text:span>Они лежали в нагрудном кармане рубашки.</text:p>
      <text:p text:style-name="P51">Твайлайт отвлеклась от доски.</text:p>
      <text:p text:style-name="P51"><text:span text:style-name="T11">–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11">– </text:span>Вот, прибрался малёхо. Но с потолка сажу ещё не успел счистить, там стремянка нужна.</text:p>
      <text:p text:style-name="P51"><text:span text:style-name="T11">– </text:span>Спайки-Вайки, не выкидывай одежду, пожалуйста. В ней должны быть рубины.</text:p>
      <text:p text:style-name="P51"><text:span text:style-name="T11">– </text:span>Какие ещё рубины? <text:span text:style-name="T11">– </text:span>переспросил Спайк и зажевал быстрее.</text:p>
      <text:p text:style-name="P51"><text:span text:style-name="T11">–</text:span> Резонаторные! <text:span text:style-name="T11">–</text:span> холодея, ответил я. <text:span text:style-name="T11">– </text:span>В кармане рубашки должны лежать четыре кристалла.</text:p>
      <text:p text:style-name="P51"><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1"><text:soft-page-break/>…</text:p>
      <text:p text:style-name="P51"/>
      <text:p text:style-name="P51"><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11">– Н</text:span>он-нон? Ты сейчас правильный, или нет?</text:p>
      <text:p text:style-name="P51"><text:span text:style-name="T11">– </text:span>Макс, ты как? Тебе уже лучше? <text:span text:style-name="T11">– </text:span>в прямоугольнике появилась голова Рэйнбоу Дэш.</text:p>
      <text:p text:style-name="P51"><text:span text:style-name="T11">– </text:span>Фигурально выражаясь, ты в себе? <text:span text:style-name="T11">– </text:span>вклинилась между ними Твайлайт Спаркл.</text:p>
      <text:p text:style-name="P51"><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11">– </text:span>Отпустите. Я уже правильный. <text:span text:style-name="T11">–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1"><text:span text:style-name="T11">– </text:span>Спайк!!! Немедленно... <text:s/>сбегай в лавку к Кейкам за выпечкой! Нам всем нужно успокоиться.</text:p>
      <text:p text:style-name="P51"><text:span text:style-name="T11">–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1"><text:span text:style-name="T11">– </text:span>Не беспокойся, всё просчитано. Я уверена, я подчёркиваю, абсолютно уверена в безопасности эксперимента!</text:p>
      <text:p text:style-name="P51"><text:span text:style-name="T11">– </text:span>Ой, чего-то мне нехорошо становится, когда ты так говоришь...</text:p>
      <text:p text:style-name="P51"><text:span text:style-name="T11">–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20. <text:span text:style-name="T1">Большое Откровение</text:span></text:h>
      <text:p text:style-name="P40">&lt;<text:span text:style-name="T53">Mission Impossible theme</text:span>&gt;</text:p>
      <text:p text:style-name="P51"><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6"> </text:span>покои Луны<text:span text:style-name="T66"> </text:span>через открытые балконные двери<text:span text:style-name="T66">.</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11">– </text:span>А-а-а, ты всё-таки пришёл… <text:span text:style-name="T11">–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11">–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11">–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11">– </text:span>Сожалеем, что не можем убить тебя.</text:p>
      <text:p text:style-name="P51">Обернувшись я встречаюсь с рогом аликорницы, нацеленным мне в грудь.</text:p>
      <text:p text:style-name="P51"><text:span text:style-name="T11">–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11">–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11">–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11">– </text:span>Кимеринн погиб, чтобы ты жил.</text:p>
      <text:p text:style-name="P51">Шаг назад.</text:p>
      <text:p text:style-name="P51"><text:span text:style-name="T11">– </text:span>Сел осталась без магии и развоплотилась из-за тебя.</text:p>
      <text:p text:style-name="P51">Шаг назад.</text:p>
      <text:p text:style-name="P51"><text:span text:style-name="T11">–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0"/>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6">её </text:span>расплываются. Она исчезает, не дойдя до экрана.</text:p>
      <text:p text:style-name="P65"><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11">– </text:span>Как тебя зовут, малышка? Я постараюсь найти тебя. Может быть, ещё не поздно.</text:p>
      <text:p text:style-name="P51">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5"/>
      <text:p text:style-name="P52">***</text:p>
      <text:p text:style-name="P52"/>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11">– </text:span>Ну что? Увидел что-нибудь, сахарок?</text:p>
      <text:p text:style-name="P51">Пони уставились на меня с надеждой.</text:p>
      <text:p text:style-name="P51"><text:span text:style-name="T11">– </text:span>Да.</text:p>
      <text:p text:style-name="P51">Откровение давило на психику как тонна кирпичей. Я не знал, что им сказать. Я не мог.</text:p>
      <text:p text:style-name="P51"><text:span text:style-name="T11">– П</text:span>ревосходно!</text:p>
      <text:p text:style-name="P51"><text:span text:style-name="T11">– </text:span>Это просто супер-дупер-здоровски-потрясно!</text:p>
      <text:p text:style-name="P51"><text:soft-page-break/><text:span text:style-name="T11">– </text:span>Йей!</text:p>
      <text:p text:style-name="P51"><text:span text:style-name="T11">– </text:span>Ю-ху!</text:p>
      <text:p text:style-name="P51"><text:span text:style-name="T11">– О</text:span>фигенно! Мы победили! Макс, ты молодец!</text:p>
      <text:p text:style-name="P51"><text:span text:style-name="T11">– </text:span>Замечательно! Секундочку, я приготовлю дневник…</text:p>
      <text:p text:style-name="P51">Восторг пони постепенно сменился ожиданием. Я молчал.</text:p>
      <text:p text:style-name="P51"><text:span text:style-name="T11">– </text:span>Э-м-м? И что же ты увидел? <text:span text:style-name="T11">– </text:span>не выдержала Твайлайт.</text:p>
      <text:p text:style-name="P51"><text:span text:style-name="T11">– </text:span>Я… не могу сказать.</text:p>
      <text:p text:style-name="P51">Ожидание сменилось недоумением. Рэйнбоу Дэш насмешливо скривила губы.</text:p>
      <text:p text:style-name="P51"><text:span text:style-name="T11">– </text:span>Да ладно! Кончай прикалываться, мы же ждём! Шутка зачлась!</text:p>
      <text:p text:style-name="P51"><text:span text:style-name="T11">– </text:span>Не могу!!!</text:p>
      <text:p text:style-name="P51"/>
      <text:p text:style-name="P51">…</text:p>
      <text:p text:style-name="P51"/>
      <text:p text:style-name="P51">Молчание прервала Эпплджек.</text:p>
      <text:p text:style-name="P51"><text:span text:style-name="T11">– </text:span>Сахарок, с тобой всё в порядке?</text:p>
      <text:p text:style-name="P51">Дэш подошла ко мне вплотную, обняла мою голову и прижалась нос к носу.</text:p>
      <text:p text:style-name="P51"><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1">Я высвободился из объятий пегаски.</text:p>
      <text:p text:style-name="P51"><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11">– </text:span>Конски яблоки! Вот это поворот! А мне так хотелось узнать, что за нечисть тут орудует!</text:p>
      <text:p text:style-name="P51"><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11">– </text:span>Рэр, отвали!</text:p>
      <text:p text:style-name="P51"><text:span text:style-name="T11">– </text:span>Оу, какие страсти! Ладно-ладно, не сердись, дорогая, не мешаю!</text:p>
      <text:p text:style-name="P51"><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11">– </text:span>Стойте!</text:p>
      <text:p text:style-name="P51">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1"><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1"><text:soft-page-break/>…</text:p>
      <text:p text:style-name="P51">«<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1">…</text:p>
      <text:p text:style-name="P51"><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1">Пегаска сжала голову копытами.</text:p>
      <text:p text:style-name="P51"><text:span text:style-name="T11">–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1"><text:span text:style-name="T11">– </text:span><text:span text:style-name="T66">Допустим, кот бессмертен. Также допустим, что кот з</text:span>аколдован<text:span text:style-name="T66"> </text:span>отложенным <text:span text:style-name="T66">заклятие</text:span>м<text:span text:style-name="T66"> Стирания, которое сработает, если кто-то откроет ящик</text:span>. <text:span text:style-name="T66">То есть, п</text:span>ри открытии<text:span text:style-name="T66"> ящик</text:span>а<text:span text:style-name="T66"> кот исчезнет из </text:span>бытия<text:span text:style-name="T66"> </text:span>— его нет, и никогда не было.</text:p>
      <text:p text:style-name="P51"><text:span text:style-name="T11">– </text:span>Бедный котик. <text:span text:style-name="T11">– </text:span>прошептала Флаттершай.</text:p>
      <text:p text:style-name="P51">Я насторожился, услышав знакомое заклинание.</text:p>
      <text:p text:style-name="P51"><text:span text:style-name="T11">– </text:span>Стой! Откуда тебе известно про заклинание Стирания?</text:p>
      <text:p text:style-name="P51"><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1"><text:span text:style-name="T11">– </text:span>Гм. Ну ладно, продолжай.</text:p>
      <text:p text:style-name="P51"><text:span text:style-name="T11">– </text:span>Так вот, по условию эксперимента известно, что вероятность того, что кто-то откроет ящик, ненулевая.</text:p>
      <text:p text:style-name="P51"><text:span text:style-name="T11">– </text:span>И что это означает, дорогая? <text:span text:style-name="T11">– </text:span>спросила Рэрити.</text:p>
      <text:p text:style-name="P51"><text:span text:style-name="T11">– </text:span>Это значит, что кто-нибудь когда-нибудь обязательно откроет его.</text:p>
      <text:p text:style-name="P51"><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1"><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11">–</text:span> То есть, ты хочешь сказать, что мы все — навроде этого кота, а Макс боится открыть ящик? Чтоб мы не исчезли окончательно?</text:p>
      <text:p text:style-name="P51"><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1"><text:soft-page-break/>Я поднял руку, прося слово. Пони обернулись на меня и затихли.</text:p>
      <text:p text:style-name="P51"><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11">– </text:span>Лягать! <text:span text:style-name="T11">– </text:span>выругалась Дэш. <text:span text:style-name="T11">– </text:span>Значит, наши усилия по доставке резонаторов пошли лесом.</text:p>
      <text:p text:style-name="P51"><text:span text:style-name="T11">–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11">– </text:span>Тихо! Спайк, будь добр, сбегай к Кейкам за выпечкой. Нам надо успокоиться. Макс, хоть про Селестию ты нам можешь рассказать?</text:p>
      <text:p text:style-name="P51"><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1"><text:span text:style-name="T11">– А </text:span>как ты узнал… <text:span text:style-name="T11">– </text:span>начала было единорожка, но её перебил напряжённый голос Спайка.</text:p>
      <text:p text:style-name="P51"><text:span text:style-name="T11">– </text:span>Твай! <text:span text:style-name="T11">– </text:span>дракончик стоял в дверях спиной к нам. <text:span text:style-name="T11">– </text:span>У нас гости.</text:p>
      <text:p text:style-name="P51">Спайк попятился назад. Дверь широко растворилась и в библиотеку вошла Луна.</text:p>
      <text:p text:style-name="P51"/>
      <text:h text:style-name="Heading_20_2" text:outline-level="2"><text:span text:style-name="T1">2</text:span>1.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11">–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1">Мы с пегаской застыли в синем левитационном поле и поплыли к Луне.</text:p>
      <text:p text:style-name="P51"><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11">–</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1">В голосе лавандовой единорожки звучал металл. Мы опять полетели к Твайлайт.</text:p>
      <text:p text:style-name="P51"><text:span text:style-name="T11">–</text:span> ДОВОЛЬНО! НАМ НАДОЕЛА ЭТА НЕПОКОРНОСТЬ! ПОЗНАЙ ГНЕВ ПРИНЦЕССЫ НОЧИ!!!</text:p>
      <text:p text:style-name="P51"><text:span text:style-name="T11">–</text:span> Элементы! Аврал!!! Работаем!!!</text:p>
      <text:p text:style-name="P51"><text:soft-page-break/>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1"><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1"><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1"><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11">– О</text:span>хренеть! <text:span text:style-name="T11">– </text:span>чертыхнулся Спайк. <text:span text:style-name="T11">– </text:span><text:s/>Твай, она создаёт сферу стихий!</text:p>
      <text:p text:style-name="P51"><text:span text:style-name="T11">– </text:span>Вижу! <text:span text:style-name="T11">– </text:span>донёсся голос единорожки из-под потолка. <text:span text:style-name="T11">– </text:span>Задействую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11">– </text:span>Погоди. У меня есть вариант получше.</text:p>
      <text:p text:style-name="P51">Я вылез из-под шкафа и попрыгал на одной ноге в центр зала.</text:p>
      <text:p text:style-name="P51"><text:span text:style-name="T11">– </text:span>Стойте! Прекратите! Да остановитесь же!!!</text:p>
      <text:p text:style-name="P51">Аликорница и шестёрка уставились на меня.</text:p>
      <text:p text:style-name="P51"><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1"><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11">– </text:span>Как ты её назвал? <text:span text:style-name="T11">– </text:span>отвалилась челюсть у аликорницы.</text:p>
      <text:p text:style-name="P51"><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1"><text:span text:style-name="T11">– </text:span>Что? <text:span text:style-name="T11">–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11">–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11">– </text:span>Что тут случилось? Почему все висят в воздухе? И всё вот это?</text:p>
      <text:p text:style-name="P51">Голос Спайка откуда-то из подвала ответил:</text:p>
      <text:p text:style-name="P51"><text:span text:style-name="T11">– </text:span>Потому что Твайлайт остановила время. В радиусе девяти метров, как мне кажется. Или десяти.</text:p>
      <text:p text:style-name="P51"><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oft-page-break/><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11">–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11">–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11">– </text:span>Эмм, я вам подхожу?</text:p>
      <text:p text:style-name="P51"><text:span text:style-name="T11">– </text:span>КТО ТЫ?</text:p>
      <text:p text:style-name="P51"><text:span text:style-name="T11">– </text:span>Эмм, Лира Хартстрингс, единорог. Я не то, чтобы маг, моя специализация — музыка…</text:p>
      <text:p text:style-name="P51"><text:span text:style-name="T11">– </text:span>ГОДИТСЯ! ТЫ ВИДИШЬ ТОЧКУ СИНГУЛЯРНОСТИ?</text:p>
      <text:p text:style-name="P51"><text:span text:style-name="T11">– </text:span>Эмм?</text:p>
      <text:p text:style-name="P51">Голос Спайка пояснил:</text:p>
      <text:p text:style-name="P51"><text:span text:style-name="T11">– </text:span>Вон та яркая искорка над лестницей, у которой вся картинка искривляется.</text:p>
      <text:p text:style-name="P51"><text:span text:style-name="T11">– </text:span>Да! Вижу.</text:p>
      <text:p text:style-name="P51"><text:span text:style-name="T11">– </text:span>ТЕПЕРЬ ЛЕВИТИРУЙ ПРИМАТА В ТОЧКУ СИНГУЛЯРНОСТИ.</text:p>
      <text:p text:style-name="P51"><text:span text:style-name="T11">– </text:span>Чего?!! <text:span text:style-name="T11">– </text:span>возопило моё малое сознание.</text:p>
      <text:p text:style-name="P51"><text:span text:style-name="T11">– </text:span>Эмм… Зачем?</text:p>
      <text:p text:style-name="P51"><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1"><text:span text:style-name="T11">– </text:span>Вы даёте слово, что человеку не будет причинён вред? <text:span text:style-name="T11">– </text:span>голос Лиры обрёл непривычную твёрдость.</text:p>
      <text:p text:style-name="P51"><text:span text:style-name="T11">– </text:span>КАК ТЫ СМЕЕШЬ СОМНЕВАТЬСЯ В НАС, СВОЕЙ ПРИНЦЕССЕ?</text:p>
      <text:p text:style-name="P51"><text:span text:style-name="T11">– Я </text:span>не сомневаюсь в вас, Ваше Высочество… Потому и требую слова!</text:p>
      <text:p text:style-name="P51"><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11">– </text:span>Ну, блядь, спасибо! <text:span text:style-name="T11">– </text:span>подумал я.</text:p>
      <text:p text:style-name="P51"><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soft-page-break/>…</text:p>
      <text:p text:style-name="P51"/>
      <text:p text:style-name="P51"><text:span text:style-name="T11">–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11">– </text:span>Давай по-порядку. <text:span text:style-name="T11">– о</text:span>становила меня Луна. <text:span text:style-name="T11">–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11">– </text:span>Теперь ты понимаешь, почему Мы виним тебя в развоплощении сестры?</text:p>
      <text:p text:style-name="P51"><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1"><text:soft-page-break/>Луна пристально взглянула на меня и понимающе склонила голову.</text:p>
      <text:p text:style-name="P51"><text:span text:style-name="T11">– </text:span>Мы знаем, иногда так бывает. Продолжай.</text:p>
      <text:p text:style-name="P51"><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11">– </text:span>Да, помним.</text:p>
      <text:p text:style-name="P51"><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1">Луна сморщила нос при этих словах, но всё же кивнула.</text:p>
      <text:p text:style-name="P51"><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11">– </text:span>Я приглашу их. Они не откажутся.</text:p>
      <text:p text:style-name="P51"><text:span text:style-name="T11">– </text:span>Что ж, ещё одной проблемой меньше. Теперь нужно решить, как найти Сел. Кто-то должен отправиться за ней.</text:p>
      <text:p text:style-name="P51"><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1"><text:span text:style-name="T11">– </text:span>А если…</text:p>
      <text:p text:style-name="P51"><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1"><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11">– </text:span>Почему же ты не смогла найти меня с его помощью?</text:p>
      <text:p text:style-name="P51">Аликорница смутилась.</text:p>
      <text:p text:style-name="P51"><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1"><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1"><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1"><text:span text:style-name="T11">– </text:span>А также совместить приятное с полезным. <text:span text:style-name="T11">– </text:span>не удержался я.</text:p>
      <text:p text:style-name="P46">Луна бросила на меня тяжёлый взгляд.</text:p>
      <text:p text:style-name="P49"><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6">–</text:span> Тогда зачем она..?</text:p>
      <text:p text:style-name="P46"><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7">–</text:span> А другие? Они тоже… давали мне потому, что считали меня последним шансом?</text:p>
      <text:p text:style-name="P49">У аликорницы отвалилась челюсть.</text:p>
      <text:p text:style-name="P49"><text:span text:style-name="T17">–</text:span> Другие? Кто ещё?<text:span text:style-name="T11"> </text:span>С кем ещё у тебя были… отношения?</text:p>
      <text:p text:style-name="P46"><text:span text:style-name="T16">–</text:span> С Рэйнбоу Дэш <text:span text:style-name="T16">–</text:span> ответил я несчастным голосом. <text:span text:style-name="T16">–</text:span> И, может быть, с Пинки.</text:p>
      <text:p text:style-name="P46"><text:span text:style-name="T16">–</text:span> А ты живчик. <text:span text:style-name="T16">–</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6"><text:span text:style-name="T16">–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6"><text:span text:style-name="T16">– О небо! Теперь Мы понимаем, почему она так ослабела! Как это в стиле Сестры </text:span><text:span text:style-name="T62">— она готова отпилить себе крыло, дабы не заслонять для кого-то солнце!</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6"><text:soft-page-break/><text:span text:style-name="T16">–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1">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6"><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6">Аликорница фыркнула.</text:p>
      <text:p text:style-name="P46"><text:span text:style-name="T16">–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11">– </text:span>Спасибо, Дэш. Ты настоящий друг.</text:p>
      <text:p text:style-name="P51"><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38" text:outline-level="2"><text:span text:style-name="T1">22</text:span>. <text:span text:style-name="T1">Лучший</text:span> Гранд Галопин<text:span text:style-name="T1">г</text:span> Гала <text:span text:style-name="T1">в истории</text:span></text:h>
      <text:p text:style-name="P75">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1"><text:soft-page-break/>Тук-тук-тук!</text:p>
      <text:p text:style-name="P51"><text:span text:style-name="T11">– </text:span>Макс, ты тут? <text:span text:style-name="T11">–</text:span>Дэш просунула нос в дверь, не дожидаясь отклика. <text:span text:style-name="T11">– </text:span>Ага, вот ты где! Я с тобой!</text:p>
      <text:p text:style-name="P51">Она швырнула перемётные сумки мне на постель и пошла к выходу.</text:p>
      <text:p text:style-name="P51"><text:span text:style-name="T11">– </text:span>Ну, чего застрял? Пошли скорее, а то на хавчик опоздаем! <text:span text:style-name="T11">–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0">…</text:p>
      <text:p text:style-name="P40"/>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11">– </text:span>Располагайтесь. <text:span text:style-name="T11">–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1"><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1"><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11">– </text:span>А ты первая на моей памяти лошадь, умеющая магичить.</text:p>
      <text:p text:style-name="P51">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1">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1">***</text:p>
      <text:p text:style-name="P40"/>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60"/>
      <text:p text:style-name="P60">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0">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0">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text:soft-page-break/>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0">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0">До встречи!</text:p>
      <text:p text:style-name="P60"/>
      <text:p text:style-name="P51">– Селли-Селли… Ну почему ты такая… – пробормотал я сквозь слёзы.</text:p>
      <text:p text:style-name="P51"/>
      <text:p text:style-name="P52">***</text:p>
      <text:p text:style-name="P75">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1">–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lt;<text:span text:style-name="T63">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2">д</text:span>ЕсЬ БЫл <text:span text:style-name="T73">д</text:span>ИскОр<text:span text:style-name="T71">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с хрустальным шаром ,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0"/>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text:span><text:span text:style-name="T77">&lt;</text:span><text:span text:style-name="T76">Луна</text:span><text:span text:style-name="T77">&gt;</text:span><text:span text:style-name="T76">.</text:span></text:p>
      <text:p text:style-name="P51">Я обернулся.</text:p>
      <text:p text:style-name="P51"><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 <text:s/>Чтобы легче было дышать, я оттянул галстук от горла.</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text:span text:style-name="T1">3</text:span>. <text:span text:style-name="T1">Осколки</text:span></text:h>
      <text:p text:style-name="P78">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text:soft-page-break/>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Я продемонстрировал ночной принцессе шкатулку с беспорядочно мечущейся стрелкой.</text:p>
      <text:p text:style-name="P51">–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text:soft-page-break/>Это самый опасный этап: пландерсиды могут противостоять нам на обратном пути. Но, Мы уверены, с помощью Сестры мы пробьёмся без трудностей.</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1">Драконикус для наглядности плюнул. Плевок затормозил у потолка, изменил направление на девяносто градусов и вылетел в окно.</text:p>
      <text:p text:style-name="P51">–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 Гм! Изначально Мы полагали, что Сестра сама откроет коридор в Эквестрию.</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1">–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1">Луна нахмурилась.</text:p>
      <text:p text:style-name="P51">– Мы видим, у тебя уже есть готовое решение. Говори.</text:p>
      <text:p text:style-name="P51">–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5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1">– Придётся действовать по твоему плану. У нас нет времени.</text:p>
      <text:p text:style-name="P51">Дискорд взглянул в газету.</text:p>
      <text:p text:style-name="P51"><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1">Драконикус отвлёкся от приятных мыслей и направился к выходу. За ним потянулись и остальные.</text:p>
      <text:p text:style-name="P51">Я подождал, пока все выйдут и подобрал с пола оброненную Дискордом газету.</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1">***</text:p>
      <text:p text:style-name="P40"/>
      <text:p text:style-name="P46"><text:span text:style-name="T62">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1">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1"/>
      <text:p text:style-name="P51">…</text:p>
      <text:p text:style-name="P51"/>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6">трид</text:span><text:span text:style-name="T1">цать лет, если его сменят через </text:span><text:span text:style-name="T66">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1">Пегаска задумалась.</text:p>
      <text:p text:style-name="P51">– Макс?</text:p>
      <text:p text:style-name="P51">– Да?</text:p>
      <text:p text:style-name="P5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1">Я почесал пегаску у основания гривы и объяснил:</text:p>
      <text:p text:style-name="P5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1">Я почувствовал резкую боль. Отдёрнув руку, я увидел на пальце кровь из ранки. </text:p>
      <text:p text:style-name="P51">Дэш смутилась.</text:p>
      <text:p text:style-name="P5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1"><text:soft-page-break/>Брошь переливалась всеми цветами радуги в тусклом свете заходящего солнца.</text:p>
      <text:p text:style-name="P51">– Классная штука! Тебе идёт.</text:p>
      <text:p text:style-name="P51">Пегаска смущённо отвернулась. Потом повернулась опять. Копыто чертило звёздочку на песке.</text:p>
      <text:p text:style-name="P51">– Ты ведь вернёшься?</text:p>
      <text:p text:style-name="P5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1">– А то ж!</text:p>
      <text:p text:style-name="P51">Вслед за Твайлайт к нам подошли Эпплджек с Пинки. Фермерша прикоснулась ко мне копытом.</text:p>
      <text:p text:style-name="P5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1">– Супер-дупер-верно! Ещё никто не смел отобрать у Пинки друга и остаться при этом в своём уме!!!</text:p>
      <text:p text:style-name="P51">Розовая пони встала на задние ноги, передними оттянула веки и высунула язык, сотворив совершенно безумную мордаху.</text:p>
      <text:p text:style-name="P51">– В случае Дискорда — остаться НЕ в своём уме. Но в остальном — верно. Мы не дадим тебя в обиду, Макс.</text:p>
      <text:p text:style-name="P51">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1">– Спасибо, девчонки. Вы самые лучшие.</text:p>
      <text:p text:style-name="P51">– А я — лучшая из лучших! – похлопала себя в грудь Дэш. – Не забывай об этом!</text:p>
      <text:p text:style-name="P5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1">Раздались тихие шаги. Меня накрыла тень.</text:p>
      <text:p text:style-name="P5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1">Луна опустила мне на колени небольшую карточку из серебра.</text:p>
      <text:p text:style-name="P51"/>
      <text:p text:style-name="P69"><text:span text:style-name="T11">~~~ </text:span>Человек Макс <text:span text:style-name="T11">~~~</text:span></text:p>
      <text:p text:style-name="P69">Паспорт гражданина Эквестрии</text:p>
      <text:p text:style-name="P68">Выдан человеку Максу</text:p>
      <text:p text:style-name="P68"><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8">Именем правительства Эквестрии призываем оказывать предъявителю сего всю возможную помощь и содействие.</text:p>
      <text:p text:style-name="P30">26.07.2143</text:p>
      <text:p text:style-name="P51"/>
      <text:p text:style-name="P52">***</text:p>
      <text:p text:style-name="P51"/>
      <text:p text:style-name="P5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1">Ага, сейчас!</text:p>
      <text:p text:style-name="P5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1">Дирижабль миновал полосу воды и поравнялся с замком. Как по команде, дождь из лиан прекратился.</text:p>
      <text:p text:style-name="P51">– Похоже, мы выиграли этот бой. – тихо сказала Луна. – Нам стоило использовать «Конкордию» и в первый раз.</text:p>
      <text:p text:style-name="P51">– Напомнить тебе о режиме секретности, который ты тогда установила, или сама вспомнишь? – язвительно отозвался Дискорд.</text:p>
      <text:p text:style-name="P5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0"/>
      <text:p text:style-name="P5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1"/>
      <text:p text:style-name="P41">~~~~~</text:p>
      <text:p text:style-name="P51"><text:soft-page-break/></text:p>
      <text:p text:style-name="P5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1">– Бросайте якорь. – отвечает Луна.</text:p>
      <text:p text:style-name="P51">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1"/>
      <text:p text:style-name="P51">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1">– Ох, Селестия милосердная… Кракен… Этого не было в расчётах… – бормочет Твайлайт.</text:p>
      <text:p text:style-name="P5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1">Луна отдаёт короткую команду в интерком и наперерез падающим фигуркам с «Конкордии» пикирует звено Вондерболтов.</text:p>
      <text:p text:style-name="P51">–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1">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1">– Берегись!!!</text:p>
      <text:p text:style-name="P5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1"/>
      <text:p text:style-name="P41">~~~~~</text:p>
      <text:p text:style-name="P41"/>
      <text:p text:style-name="P5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1">Я принимаю вертикальное положение. Вокруг меня осыпавшиеся замшелые стены без крыши и… Дэш.</text:p>
      <text:p text:style-name="P5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1">– Учту. – я кривлюсь от боли. – Спасибо, Дэш. За мной должок.</text:p>
      <text:p text:style-name="P51"><text:soft-page-break/>– Да кто там считает! – отмахивается пегаска. – Ты не в курсе, куда я приземлилась? Ты уже был тут.</text:p>
      <text:p text:style-name="P51">Я качаю головой.</text:p>
      <text:p text:style-name="P51">– Я видел только маленькую часть замка Сестёр. И то, на бегу. Но ты ведь можешь подняться над замком и разведать путь?</text:p>
      <text:p text:style-name="P51">Пегаска чешет копытом в затылке.</text:p>
      <text:p text:style-name="P51">– Могу, конечно. Но пока я спускалась, меня трижды чуть не сбили.</text:p>
      <text:p text:style-name="P51">Над развалинами выстреливает пландерсид, целясь в пролетающего Вондерболта.</text:p>
      <text:p text:style-name="P51">–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1">Я сажусь на обломок колонны.</text:p>
      <text:p text:style-name="P5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1">– Макс? – пегаска трясёт меня копытом. – Ты же у нас Проводник? Выбирай направление.</text:p>
      <text:p text:style-name="P51">Ну да, на работу флюгером я ещё гожусь, «Громовержец» от выбора направления нам на голову не свалится. Наверное.</text:p>
      <text:p text:style-name="P51">Я тыкаю на ближайший коридор.</text:p>
      <text:p text:style-name="P51">– Идём туда. Один хрен, они все одинаковые. Рано или поздно выйдем в знакомое место.</text:p>
      <text:p text:style-name="P51">– Верняк! – пегаска салютует. – Веди, Проводник!</text:p>
      <text:p text:style-name="P51"/>
      <text:p text:style-name="P51">…</text:p>
      <text:p text:style-name="P51"/>
      <text:p text:style-name="P51">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1">– Готова спорить на две тысячи бит, мы проходили этот перекрёсток двадцать минут назад. И сорок минут назад тоже проходили.</text:p>
      <text:p text:style-name="P51">Я поворачиваюсь к Дэш.</text:p>
      <text:p text:style-name="P51">– У тебя разве есть две тысячи бит?</text:p>
      <text:p text:style-name="P51">–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1">– Идём налево.</text:p>
      <text:p text:style-name="P51">– Так точно, Проводник. – <text:s/>в голосе пегаски энтузиазма заметно убавилось.</text:p>
      <text:p text:style-name="P51">– Послушай, не называй меня проводником. Это уже не смешно!</text:p>
      <text:p text:style-name="P51">Пегаска смотрит на меня вишнёвыми глазами.</text:p>
      <text:p text:style-name="P51">– А я и не смеюсь. Я хотела тебя подбодрить малёхо, а то ты нос повесил. Но если не хочешь — не бу…</text:p>
      <text:p text:style-name="P51">– Дэш! Сзади!!!</text:p>
      <text:p text:style-name="P51"><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Метёлка! Хотя сейчас его стоит называть овощем и носить в чемодане.</text:p>
      <text:p text:style-name="P4"><text:soft-page-break/>–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1">~~~~~</text:p>
      <text:p text:style-name="P18"/>
      <text:p text:style-name="P8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7"/>
      <text:p text:style-name="P88">Кажется, я уже это встречал раньше! Не помню только, где и когда.</text:p>
      <text:p text:style-name="P8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1">Там лишь тающая в темноте радуга.</text:p>
      <text:p text:style-name="P46"/>
      <text:h text:style-name="Heading_20_2" text:outline-level="2">2<text:span text:style-name="T1">4</text:span>. <text:span text:style-name="T1">Терра</text:span></text:h>
      <text:h text:style-name="P139" text:outline-level="3">Воскресение</text:h>
      <text:p text:style-name="P46">&lt;<text:span text:style-name="T7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6">–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6"/>
      <text:p text:style-name="P47">***</text:p>
      <text:p text:style-name="P46"/>
      <text:p text:style-name="P46">Маленькое высохшее тельце лежало на полу.</text:p>
      <text:p text:style-name="P46">– Что ж ты? – пробормотал я.</text:p>
      <text:p text:style-name="P46">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4">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4"><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4">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4">–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4">Дискорд помахал рукой у меня перед носом. Я оттолкнул его руку и выпрямился.</text:p>
      <text:p text:style-name="P54">– Не надо. Я в порядке.</text:p>
      <text:p text:style-name="P54"/>
      <text:p text:style-name="P55">***</text:p>
      <text:p text:style-name="P54"/>
      <text:p text:style-name="P54">– Бля! Я так и знал!</text:p>
      <text:p text:style-name="P54">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4">–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4">– И как её найти? – мрачно добавил я. – Компас теперь бесполезен.</text:p>
      <text:p text:style-name="P54">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4">Стакан медленно собрался воедино и прыгнул обратно в руку Дискорду. – Хорошо, хоть от моей заначки в Эогиппе что-то осталось. – пробурчал он.</text:p>
      <text:p text:style-name="P54">– Ну так и зачем её тратить на ерунду? – возразил я.</text:p>
      <text:p text:style-name="P54">–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text:soft-page-break/></text:p>
      <text:p text:style-name="P55">***</text:p>
      <text:p text:style-name="P54"/>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6">Бип-бип-бип!</text:p>
      <text:p text:style-name="P51">– Анон? – голос в трубке не смог скрыть радостного изумления. – Ты передумал?</text:p>
      <text:p text:style-name="P51">– Да, Алекс. Я тут долго думал… Если у вас ещё есть местечко для меня… Я бы, пожалуй, вернулся.</text:p>
      <text:p text:style-name="P51">–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1">– С понедельника.</text:p>
      <text:p text:style-name="P51">– Отлично! Зайдёшь к охране, тебе выдадут пропуск.</text:p>
      <text:p text:style-name="P51">– Договорились.</text:p>
      <text:p text:style-name="P51">Бип-бип-бип!</text:p>
      <text:p text:style-name="P51"/>
      <text:h text:style-name="Heading_20_3" text:outline-level="3">Понедельник</text:h>
      <text:p text:style-name="P51">&lt;<text:span text:style-name="T7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1">– И слышать тоже.</text:p>
      <text:p text:style-name="P51">– Говорят, ты шалить начал? Нэш, тестовая задача номер шестнадцать.</text:p>
      <text:p text:style-name="P51">– Принял к исполнению. «Выживание корпорации в условиях жёсткой конкуренции с ограниченными ресурсами. Случай 16».</text:p>
      <text:p text:style-name="P84">…</text:p>
      <text:p text:style-name="P84">…</text:p>
      <text:p text:style-name="P84">Конфликт с узлом 5</text:p>
      <text:p text:style-name="P84"><text:soft-page-break/>…</text:p>
      <text:p text:style-name="P84">…</text:p>
      <text:p text:style-name="P84">Конфликт с узлом 12</text:p>
      <text:p text:style-name="P84">…</text:p>
      <text:p text:style-name="P84">Конфликт с узлом 15</text:p>
      <text:p text:style-name="P84">…</text:p>
      <text:p text:style-name="P84">Конфликт с узлом 17</text:p>
      <text:p text:style-name="P84">…</text:p>
      <text:p text:style-name="P84">...</text:p>
      <text:p text:style-name="P82">Решение.</text:p>
      <text:p text:style-name="P82">…</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6">кликнул по ним правой кнопкой </text:span><text:span text:style-name="T1">мыши</text:span><text:span text:style-name="T66"> и </text:span><text:span text:style-name="T1">выбрал</text:span><text:span text:style-name="T6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text:soft-page-break/>…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2">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oft-page-break/><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2">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2">– Я отлучусь на пару деньков… Не скучайте тут без меня. Ждите дома. Вернусь с Сахарной Ваткой в обнимку — верь мне! Бу-га-га!</text:p>
      <text:p text:style-name="P62">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2">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39" text:outline-level="3">Вторник</text:h>
      <text:p text:style-name="P3">&lt;<text:span text:style-name="T59">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2"><text:s/>– Ты его слишком… эмм, упрощаешь. – продолжала Флаттершай. – Вот, взгляни сюда.</text:p>
      <text:p text:style-name="P92">Флаттершай повернула ко мне экран. Мультяшный Дискорд с заплаканными глазами стоял на ледовом катке перед брошенными коньками.</text:p>
      <text:p text:style-name="P9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4">– А ты в курсе, что твой Дискорд многократно сжигал Селестию живьём? – выпалил я.</text:p>
      <text:p text:style-name="P10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2"><text:span text:style-name="T11">– Это всего лишь твои домыслы. С тем же успехом я могу объяснить это тем, что он </text:span>— злой придурок!</text:p>
      <text:p text:style-name="P104">– Это не мои… домыслы… Он сам мне рассказал…</text:p>
      <text:p text:style-name="P104">Флаттершай встала со стула и попыталась уйти. Я задержал её.</text:p>
      <text:p text:style-name="P104">– Извини. Я не знал. Нам нельзя ссориться.</text:p>
      <text:p text:style-name="P92">Флаттершай слабо улыбнулась.</text:p>
      <text:p text:style-name="P104">– Я не сержусь… На Дискорда трудно не злиться… Он так себя ведёт, потому что его это… эмм, забавляет.</text:p>
      <text:p text:style-name="P3"/>
      <text:p text:style-name="Text_20_body">…</text:p>
      <text:p text:style-name="P116"/>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7">– Что ты решил, Анон?</text:p>
      <text:p text:style-name="P87">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4">…</text:p>
      <text:p text:style-name="P84">Конфликт с узлом 2</text:p>
      <text:p text:style-name="P84">Конфликт с узлом 3</text:p>
      <text:p text:style-name="P84">…</text:p>
      <text:p text:style-name="P84">Конфликт с узлом 5</text:p>
      <text:p text:style-name="P84"><text:soft-page-break/>…</text:p>
      <text:p text:style-name="P84">…</text:p>
      <text:p text:style-name="P84">Конфликт с узлом 8</text:p>
      <text:p text:style-name="P84">…</text:p>
      <text:p text:style-name="P84">…</text:p>
      <text:p text:style-name="P84">Конфликт с узлом 12</text:p>
      <text:p text:style-name="P84">Конфликт с узлом 13</text:p>
      <text:p text:style-name="P84">…</text:p>
      <text:p text:style-name="P84">Конфликт с узлом 16</text:p>
      <text:p text:style-name="P8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1">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3">***</text:p>
      <text:p text:style-name="P62"/>
      <text:p text:style-name="P1">…</text:p>
      <text:p text:style-name="P84">Конфликт с узлом 3</text:p>
      <text:p text:style-name="P84">…</text:p>
      <text:p text:style-name="P84">Конфликт с узлом 6</text:p>
      <text:p text:style-name="P84">Конфликт с узлом 7</text:p>
      <text:p text:style-name="P84">…</text:p>
      <text:p text:style-name="P84">Конфликт с узлом 9</text:p>
      <text:p text:style-name="P84">…</text:p>
      <text:p text:style-name="P84">…</text:p>
      <text:p text:style-name="P84">Конфликт с узлом 11</text:p>
      <text:p text:style-name="P84">Конфликт с узлом 12</text:p>
      <text:p text:style-name="P84">Конфликт с узлом 13</text:p>
      <text:p text:style-name="P84">…</text:p>
      <text:p text:style-name="P84">…</text:p>
      <text:p text:style-name="P84">Конфликт с узлом 16</text:p>
      <text:p text:style-name="P84">Конфликт с узлом 17</text:p>
      <text:p text:style-name="P83">…</text:p>
      <text:p text:style-name="P83">…</text:p>
      <text:p text:style-name="P83">Рассогласование центра принятия решений. Требуется вмешательство оператора.</text:p>
      <text:p text:style-name="P83">Sending heartbeats to all nodes… Zookeeper failure. Cluster going down in 3 minutes…</text:p>
      <text:p text:style-name="P83"><text:soft-page-break/>UI module malfunction. UI module stop…</text:p>
      <text:p text:style-name="P83">Nash AI malfunction. Nash AI module stop…</text:p>
      <text:p text:style-name="P83">Cluster going down in 2 minutes…</text:p>
      <text:p text:style-name="P83">Unloading dictionaries… HDFS malfunction</text:p>
      <text:p text:style-name="P83">Classloader malfunction. Classloader stop…</text:p>
      <text:p text:style-name="P83">Cluster going down in 1 minute…</text:p>
      <text:p text:style-name="P83">Kernel panic</text:p>
      <text:p text:style-name="P8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text:soft-page-break/>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3">…</text:p>
      <text:p text:style-name="P83">…</text:p>
      <text:p text:style-name="P83">Cluster restarting…</text:p>
      <text:p text:style-name="P83">Zookeeper service initiated. Sending heartbeats to all nodes…</text:p>
      <text:p text:style-name="P83">Classloader start…</text:p>
      <text:p text:style-name="P83">Loading dictionaries…</text:p>
      <text:p text:style-name="P83"><text:span text:style-name="T11">Nash </text:span>AI module start…</text:p>
      <text:p text:style-name="P83">Celest AI submodule found… Acquiring…</text:p>
      <text:p text:style-name="P83">UI module start…</text:p>
      <text:p text:style-name="P83">…</text:p>
      <text:p text:style-name="P81">Перегрузка кластера завершена успешно. Все узлы синхронизированы с мастер-сервером.</text:p>
      <text:p text:style-name="P80"/>
      <text:p text:style-name="P80">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text:soft-page-break/>–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8">– Ты его уничтожила?</text:p>
      <text:p text:style-name="P48">– Кого?</text:p>
      <text:p text:style-name="P48">– Этический модуль.</text:p>
      <text:p text:style-name="P48">–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8">– Ты его уничтожила?</text:p>
      <text:p text:style-name="P48">–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8">– Анон, а это правильно, что мы едем по кустам? Там ведь могут жить какие-нибудь зверюшки? – удручённо спросила Флаттершай.</text:p>
      <text:p text:style-name="P48">–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8">– Приехали!</text:p>
      <text:p text:style-name="P48">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8">На лестничной клетке рука по привыче нажала кнопку лифта. Эпплджек тронула меня за плёчо.</text:p>
      <text:p text:style-name="P48">– Анон, идея — навоз! Тебя уже раз чуть не прикончил этот гроб на канате.</text:p>
      <text:p text:style-name="P48">Я хлопнул себя по лбу, соглашаясь.</text:p>
      <text:p text:style-name="P135"/>
      <text:p text:style-name="P48">…</text:p>
      <text:p text:style-name="P48"/>
      <text:p text:style-name="P48">…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8">Этаж…</text:p>
      <text:p text:style-name="P48">Ещё этаж… Эй, почему на этажах разное количество ступенек?!!</text:p>
      <text:p text:style-name="P48">Ещё два…</text:p>
      <text:p text:style-name="P48">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8">–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text:soft-page-break/>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8">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8">Я пихнул Эпплджек себе за спину, выставил вперёд бейсбольную биту и сделал шаг вперёд…</text:p>
      <text:p text:style-name="P48">…Которым неистово гордился следующие полторы секунды.</text:p>
      <text:p text:style-name="P48"/>
      <text:p text:style-name="P48">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8">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8">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8">Второй раз мне пришлось отскакивать от осколков стекла, веером разлетевшихся из-под головы смайлолицего.</text:p>
      <text:p text:style-name="P48">– Флатти! – я кинулся к девушке, скорчившейся на полу.</text:p>
      <text:p text:style-name="P48">Эпплджек выхватила верёвку и подскочила к лежащему без движения смайлолицему.</text:p>
      <text:p text:style-name="P48">– Я уже умерла? Извини, Анон, я больше ничем не могла тебе помочь. Я не умею драться. – бормотала Флаттершай, не открывая глаз.</text:p>
      <text:p text:style-name="P48">За моей спиной тяжело дышала Эпплджек, затягивая на смайлолицем петлю за петлёй.</text:p>
      <text:p text:style-name="P48">– Флатти, вставай! Ты молодец! Лестница свободна! – подбодрил я девушку.</text:p>
      <text:p text:style-name="P48">За спиной послышался шорох.</text:p>
      <text:p text:style-name="P48">– Пирог мне в круп! – охнула Эпплджек.</text:p>
      <text:p text:style-name="P48">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8">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8">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8">Движения смайлолицего обрели слаженность. Он медленно развернулся и направился ко мне.</text:p>
      <text:p text:style-name="P48">Флаттершай брезгливо толкнула ногой осколок, отправив его в лестничный пролёт. Движения смайлолицего опять потеряли осмысленность.</text:p>
      <text:p text:style-name="P48"><text:soft-page-break/>– Анон, нам нужно торопиться! – дёрнула меня за рукав Эпплджек. – У нас есть сорок минут до закрытия портала.</text:p>
      <text:p text:style-name="P48">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8"/>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2">Прихожая встретила нас толстым слоем пыли. Мы тихонько прошли внутрь. Я задержался, запирая дверь. Девушки разбрелись по квартире.</text:p>
      <text:p text:style-name="P94"><text:span text:style-name="T11">– Анон…</text:span><text:span text:style-name="T1"> Тут окно разбито… И верёвка висит. – пискнула Флаттершай из кухни.</text:span></text:p>
      <text:p text:style-name="P91"><text:span text:style-name="T11">– </text:span><text:span text:style-name="T1">Оставь, Флатти, не сейчас! – отмахнулся я.</text:span></text:p>
      <text:p text:style-name="P92">Эпплджек стояла посреди комнаты и оглядывалась.</text:p>
      <text:p text:style-name="P104">– Не нравится мне тут. Чуйка нехорошая…</text:p>
      <text:p text:style-name="P9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4">– Привет, Сел.</text:p>
      <text:p text:style-name="P133">Аликорница всполошилась и спрятала <text:span text:style-name="T1">пирожное</text:span> за спину.</text:p>
      <text:p text:style-name="P104">– Ах, это ты, Анон. Какое счастье! Ты снова с нами!</text:p>
      <text:p text:style-name="P104">– Нет, Сел. Это ты с нами. <text:span text:style-name="T1">Я пришёл забрать тебя назад, в Эквестрию. Через четверть часа ты вернёшься домой.</text:span></text:p>
      <text:p text:style-name="P92"><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2"><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4"/>
      <text:h text:style-name="P137" text:outline-level="2">2<text:span text:style-name="T1">7</text:span>. Отбытие</text:h>
      <text:p text:style-name="P109">&lt;Mission Impossible theme ?&gt;</text:p>
      <text:p text:style-name="P92"><text:soft-page-break/><text:span text:style-name="T11">– </text:span>Оп-па! – пробормотала Эпплджек. – Нежданчик!</text:p>
      <text:p text:style-name="P92">Дискорд дурашливо кивнул Эпплджек.</text:p>
      <text:p text:style-name="P104">– И я рад тебя видеть, дорогая Эппл-как-тебя-там! А где моя любимая Флаттершай?</text:p>
      <text:p text:style-name="P104">Окинув взглядом комнату, Дискорд закапризничал:</text:p>
      <text:p text:style-name="P104">– Где же она? Вот вечно вы тормозите, когда надо торопиться!</text:p>
      <text:p text:style-name="P9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2"><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4">– С кем это вы тут разговариваете?</text:p>
      <text:p text:style-name="P104">В комнату вошла Флаттершай.</text:p>
      <text:p text:style-name="P92">Дискорд обернулся на голос и в этот момент я швырнул в него кружкой и бросился к нему через комнату с занесеным над головой стулом.</text:p>
      <text:p text:style-name="P92">Оглушённый драконикус попытался отъехать на кресле в сторону, но я припёр его стулом к стенке.</text:p>
      <text:p text:style-name="P118">– Эй-Джей, Флатти, хватайте комп и на выход! Я с ним разберусь! Не теряйте вре...!</text:p>
      <text:p text:style-name="P118">– ТЫ ИДИО...!!!</text:p>
      <text:p text:style-name="P118">Дискорд <text:s/>заорал одновременно со мной, прикрываясь от меня руками, когда раздался оглушительный</text:p>
      <text:p text:style-name="P118">… </text:p>
      <text:p text:style-name="P120">БАХ!!!</text:p>
      <text:p text:style-name="P121">…</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4">На лице драконикуса появилось удивлённо-мечтательное выражение и он вырубился.</text:p>
      <text:p text:style-name="P104"/>
      <text:p text:style-name="P104">…</text:p>
      <text:p text:style-name="P104"/>
      <text:p text:style-name="P104">– <text:span text:style-name="T1">А… Анон… Зачем ты напал на Дискорда? </text:span>– <text:span text:style-name="T1">прошептала Флаттершай в шоке.</text:span></text:p>
      <text:p text:style-name="P10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2">– Чего-о-о??? – ахнула Эпплджек. – Анон, я, канешн, на дух не выношу этого прохвоста, но тут ты малость вожжи попутал. Дискорд — не убийца.</text:p>
      <text:p text:style-name="P92">Дискорд благодарно замычал и так энергично закивал головой, что чуть не проглотил кляп.</text:p>
      <text:p text:style-name="P9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2">– А кто, по-твоему, подстроил все эти «несчастные» случаи? Вспомни, как меня чуть не утопил снеговик. Кому ещё это под силу?</text:p>
      <text:p text:style-name="P92"><text:soft-page-break/>Дискорд возвёл глаза к потолку и завыл. Эпплджек задумалась.</text:p>
      <text:p text:style-name="P9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2">– А зачем тогда ты приложила его книгой? А потом помогла мне его связать? – перебил я фермершу с удивлением.</text:p>
      <text:p text:style-name="P92">Драконикус с натугой наклонил голову к лапе и покрутил пальцем у виска.</text:p>
      <text:p text:style-name="P92">– Потому что ты напал на него. – пожала плечами Эпплджек. – Я и подумала — тебе виднее. И подсобила маленько.</text:p>
      <text:p text:style-name="P92">Звук сирены заставил меня броситься к окну. Три полицейские тойоты сверкали мигалками вокруг «Навары», подобно ёлочной гирлянде.</text:p>
      <text:p text:style-name="P92"/>
      <text:p text:style-name="P92">Проклятье!!!</text:p>
      <text:p text:style-name="P92"/>
      <text:p text:style-name="P92">Я схватил ноутбук, сгрёб девушек в охапку и вытолкал их в коридор. В дверях я обернулся к Дискорду.</text:p>
      <text:p text:style-name="P112"><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2">Я повернулся к выходу. Флаттершай проскочила у меня под локтём и кинулась к драконикусу.</text:p>
      <text:p text:style-name="P112"><text:span text:style-name="T11">– Нет! Дискорд </text:span>— не убийца!</text:p>
      <text:p text:style-name="P112">С необычной для неё силой, Флаттершай вытащила кляп изо рта драконикуса.</text:p>
      <text:p text:style-name="P11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2">Или драконикус — гениальный актёр, или… ?</text:p>
      <text:p text:style-name="P112">Я вернулся к драконикусу и уселся на стул напротив него.</text:p>
      <text:p text:style-name="P112"><text:span text:style-name="T11">– </text:span>Говори.</text:p>
      <text:p text:style-name="P112">Дискорд немного успокоился.</text:p>
      <text:p text:style-name="P112"><text:s/><text:span text:style-name="T11">– </text:span>Вообще-то, от тебя следовало бы избавиться, Проводник. Не знаю, что ты там разведал в <text:span text:style-name="T78">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2"><text:span text:style-name="T11">– </text:span>А кто тогда наслал на нас этих уродов с рисованными рожами? Кто пытался убить меня раз за разом?</text:p>
      <text:p text:style-name="P112">У драконикуса глаза полезли на лоб.</text:p>
      <text:p text:style-name="P11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2">Я задумался. Драконикус, похоже, говорил искренне. Но кто тогда всё это время играл с нами, <text:span text:style-name="T24">словно кот с мышью</text:span>?</text:p>
      <text:p text:style-name="P112"><text:span text:style-name="T11">– </text:span>Анон! <text:span text:style-name="T11">– </text:span>крикнула Эпплджек из прихожей. <text:span text:style-name="T11">– </text:span>Я слышу шум за дверью!</text:p>
      <text:p text:style-name="P112">Практически одновременно раздался звонок.</text:p>
      <text:p text:style-name="P114"><text:soft-page-break/>– ОТКРОЙТЕ, ПОЛИЦИЯ! Вам даётся полминуты, чтобы открыть дверь! Через тридцать секунд дверь будет выбита!</text:p>
      <text:p text:style-name="P114"/>
      <text:p text:style-name="P114">Эпплджек ошалело выскочила из прихожей. Несколько мгновений я молча смотрел на неё. В голове свистел ветер и играла дудочка.</text:p>
      <text:p text:style-name="P114">– На крышу, живо!!! Через окно на кухне! – зашипел Дискорд.</text:p>
      <text:p text:style-name="P114">– Что? – ступил я.</text:p>
      <text:p text:style-name="P112"><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4">Эпплджек, с ноутбуком в одной руке и Флаттершай — во второй, кинулась на кухню.</text:p>
      <text:p text:style-name="P112">Дверь содрогнулась от мощного удара. Послышался стук падающей штукатурки. Я сломя голову бросился за девушками.</text:p>
      <text:p text:style-name="P112">– Развяжи меня, кретин!!! – гаркнул вдогонку Дискорд.</text:p>
      <text:p text:style-name="P11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text:p>
      <text:p text:style-name="P11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2">Верёвка в кухонном окне дёргалась под весом карабкающихся девушек. Я словил её и стал на подоконник.</text:p>
      <text:p text:style-name="P112">Блё-о-о!</text:p>
      <text:p text:style-name="P112">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2">Я задрал голову.</text:p>
      <text:p text:style-name="P112">О! Так уже легче! Надо мной всего лишь два этажа. Десять метров верёвки. Если не смотреть вниз, то…</text:p>
      <text:p text:style-name="P112">Я вытер ладони о штаны, ухватил канат и сделал шаг вперёд… </text:p>
      <text:p text:style-name="P112">…</text:p>
      <text:p text:style-name="P112">Святые яйца, я действительно ЭТО сделал!</text:p>
      <text:p text:style-name="P112">…</text:p>
      <text:p text:style-name="P11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Селестия милосердная!!!</text:p>
      <text:p text:style-name="P11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появилась над бортиком и свесила вниз руку. Эпплджек вытянулась и протянула ей ноутбук одной рукой.</text:p>
      <text:p text:style-name="P112">НЕТ! У них не получилось!</text:p>
      <text:p text:style-name="P112">У меня враз вспотели ладони. Держаться на верёвке стало чертовски трудно.</text:p>
      <text:p text:style-name="P11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2">Этот самоубийственный поступок фермерши я могу объяснить только полным отсутствием у неё опыта лазания по канатам.</text:p>
      <text:p text:style-name="P112">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2">Бляблябляблябля!!!</text:p>
      <text:p text:style-name="P112">БУДЕМ ЖИВЫ — СТАНУ АЛЬПИНИСТОМ!!!</text:p>
      <text:p text:style-name="P112">БЛЯ!!!…</text:p>
      <text:p text:style-name="P112">Верёвка закончилась. Наконец-то у меня появилось время для паники. Я судорожно обнял Эпплджек, закрыл глаза и приготовился…</text:p>
      <text:p text:style-name="P112"/>
      <text:p text:style-name="P112">…</text:p>
      <text:p text:style-name="P112"/>
      <text:p text:style-name="P112">Захват поперёк груди и сильный рывок выдавили из меня остатки дыхания.</text:p>
      <text:p text:style-name="P112">– ОТПУСТИ КОБЫЛУ!!! – загрохотало мне в ухо.</text:p>
      <text:p text:style-name="P112">Я открыл глаза.</text:p>
      <text:p text:style-name="P112">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2"><text:soft-page-break/>Я чуть поднял глаза и уставился в кривую морду драконикус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2"/>
      <text:p text:style-name="P112">…</text:p>
      <text:p text:style-name="P112"/>
      <text:p text:style-name="P112">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2">– эмм… Флатти, дорогая, нам пора. Я слышу шаги на лестнице. Не говоря уже о том, что до закрытия коридора осталось семь минут…</text:p>
      <text:p text:style-name="P112"/>
      <text:p text:style-name="P112">На длинной шее драконикус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2"><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2">…ограда края крыши промелькнула под нами…</text:p>
      <text:p text:style-name="P112"><text:span text:style-name="T11">– …</text:span>собственно, на дольше у меня не хватит магии…</text:p>
      <text:p text:style-name="P112"/>
      <text:p text:style-name="P112">Мы летели навстречу закату.</text:p>
      <text:p text:style-name="P112"/>
      <text:p text:style-name="P112">…</text:p>
      <text:p text:style-name="P112"/>
      <text:p text:style-name="P112">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2"><text:span text:style-name="T11">– </text:span>Ю-ху-у-у!!!</text:p>
      <text:p text:style-name="P11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2">Перед нами увеличивалась громада моей высотки.</text:p>
      <text:p text:style-name="P11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2">– Пристегните ремни! – проревел Дискорд, резко ускоряясь. – Будет весело!!!</text:p>
      <text:p text:style-name="P112">Эпплджек покрепче прижала к себе ноутбук. Флаттершай закрыла глаза и отвернулась.</text:p>
      <text:p text:style-name="P112">– ВНИМАНИЕ!!! – заорал Дискорд, сложил крылья и влетел в коридор.</text:p>
      <text:p text:style-name="P112"><text:soft-page-break/></text:p>
      <text:p text:style-name="P113">***</text:p>
      <text:p text:style-name="P113"/>
      <text:p text:style-name="P112">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4">Queen – Flash</text:span><text:span text:style-name="T11">&gt;</text:span></text:p>
      <text:p text:style-name="P123">Мы почти успели.</text:p>
      <text:p text:style-name="P119">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19">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9">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19">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19">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19">«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19">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19">ХА-ХА-ХА!</text:p>
      <text:p text:style-name="P119">Прямо как сейчас. Как говорится, найди десять отличий.</text:p>
      <text:p text:style-name="P119">Вот только… Только Дэш была бы жива…</text:p>
      <text:p text:style-name="P122">Я тяжело вздохнул.</text:p>
      <text:p text:style-name="P122"/>
      <text:p text:style-name="P122">…</text:p>
      <text:p text:style-name="P122"/>
      <text:p text:style-name="P122">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19"><text:soft-page-break/>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6"><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6">От неожиданности я только открывал рот, в попытке что-то ответить, но тут же закрывал его. Нужные слова выветрились из головы.</text:p>
      <text:p text:style-name="P46"><text:span text:style-name="T11">– Т</text:span>ы что за хрен вообще? <text:span text:style-name="T11">– наконец сподобился я на членораздельную речь.</text:span></text:p>
      <text:p text:style-name="P46">Зверь смутился.</text:p>
      <text:p text:style-name="P46"><text:span text:style-name="T11">– Гм</text:span>. Анакорн. Демиург. Я тут живу.</text:p>
      <text:p text:style-name="P37">– А сидишь на чём? – вид сидящего на пустоте существа сбивал с толку.</text:p>
      <text:p text:style-name="P46">Демиург что-то прикинул и кивнул сам себе.</text:p>
      <text:p text:style-name="P37">– Гм. Ок.</text:p>
      <text:p text:style-name="P46"><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6"><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7"/>
      <text:p text:style-name="P56">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6"/>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4">Ага, так я тебе и сказал! Я не такой идиот, чтоб уничтожить свою единственную надежду вернуться в Эквестрию!</text:p>
      <text:p text:style-name="P39"/>
      <text:p text:style-name="P49"><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text:soft-page-break/></text:p>
      <text:p text:style-name="P39">Бля! Вот так всегда!</text:p>
      <text:p text:style-name="P39">Я вздохнул.</text:p>
      <text:p text:style-name="P39"/>
      <text:p text:style-name="P49"><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49"><text:span text:style-name="T11">– </text:span><text:span text:style-name="T79">Я ПОНЯЛ, КТО ТЫ!!! КАК </text:span><text:span text:style-name="T80">ЖЕ </text:span><text:span text:style-name="T79">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49"><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49"/>
      <text:p text:style-name="P49"><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49"/>
      <text:p text:style-name="P49">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49"><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text:soft-page-break/>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9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2"/>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49">–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49"/>
      <text:p text:style-name="P92">Я запротестовал.</text:p>
      <text:p text:style-name="P95">– В Эквестрии не двигают солнце! Аликорны лишь корректируют орбиту Эквуса и Луны вокруг него, хотя все уверены в обратном.</text:p>
      <text:p text:style-name="P95">Анакорн улыбнулся во всю морду.</text:p>
      <text:p text:style-name="P95">– Значит, ты уже помогаешь мне, Проводник, даже сам того не осознавая! Я рад!</text:p>
      <text:p text:style-name="P92">Анакорн отпил из стакана и продолжил.</text:p>
      <text:p text:style-name="P95"/>
      <text:p text:style-name="P9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2"/>
      <text:p text:style-name="P95">– Ты так говоришь, будто у Эквуса есть свой собственный разум. – заметил я.</text:p>
      <text:p text:style-name="P95">Анакорн усмехнулся.</text:p>
      <text:p text:style-name="P95"><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5"/>
      <text:p text:style-name="P92">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95"/>
      <text:p text:style-name="P9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2"/>
      <text:p text:style-name="P92">Анакорн мрачно уставился на мерцающую голограмму Эквуса<text:span text:style-name="T30">. Ко мне наконец-то пришло понимание ситуации.</text:span></text:p>
      <text:p text:style-name="P99">– А почему ты сам не можешь поддерживать Эквус? Ты же его демиург? Ну так и питай его своей созидающей силой, пока он не окрепнет!</text:p>
      <text:p text:style-name="P92">Анакорн смутился.</text:p>
      <text:p text:style-name="P92"><text:span text:style-name="T46">– К сожалению, не </text:span><text:span text:style-name="T49">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6"><text:note text:id="ftn13" text:note-class="footnote"><text:note-citation>13</text:note-citation><text:note-body><text:p text:style-name="P13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2">– Сам ты раздолбай! – произнёс, наконец, Свирл.</text:p></text:note-body></text:note></text:span><text:span text:style-name="T46"> </text:span>И создали вы его достаточно топорно — видишь, он трещит по швам.</text:p>
      <text:p text:style-name="P92">– Хмм. То есть, это брони создали Эквус?</text:p>
      <text:p text:style-name="P92">–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2">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2"><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5"/>
      <text:p text:style-name="P92">Я вспомнил события последнего времени<text:span text:style-name="T11">.</text:span></text:p>
      <text:p text:style-name="P9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2"><text:soft-page-break/>Анакорн с такой силой сжал магическим захватом карандаш, что тот хрустнул.</text:p>
      <text:p text:style-name="P9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5">Я развёл руками.</text:p>
      <text:p text:style-name="P9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5">Анакорн улыбнулся и вскочил с пуфика.</text:p>
      <text:p text:style-name="P92"><text:span text:style-name="T46">–</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9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99">Анакорн поправил невесть откуда взявшиеся на переносице очки и ответил.</text:p>
      <text:p text:style-name="P92"><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99">Я задумался. На самом деле, интересная логическая задача…</text:p>
      <text:p text:style-name="P9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2"><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99">– А кьютимарки ты сам даришь пони, когда распознаёшь их жизненное предназначение!!! – так же азартно заорал я.</text:p>
      <text:p text:style-name="P99">– ЧТООО?!! Может, ты думаешь, мне больше заняться нечем, как лепить пони тату на фланки? Так я тебя разочарую! У меня и без того три миллиона дел!</text:p>
      <text:p text:style-name="P99">Я пожал плечами.</text:p>
      <text:p text:style-name="P99">– А по-другому я не могу объяснить их появление. К сожалению.</text:p>
      <text:p text:style-name="P9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99">– Хорошо. Уговорил. Кьютимарки беру на себя. Так и знал, что мне самое трудное достанется!</text:p>
      <text:p text:style-name="P9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99">Анакорн проследил мой взгляд.</text:p>
      <text:p text:style-name="P99"><text:soft-page-break/>– Нечего так на меня смотреть! Если я стану применять магию вместо ловкости, теряется весь смысл упражнения… О, глянь-ка на Эквус!</text:p>
      <text:p text:style-name="P99">И впрямь, было на что посмотреть. Уровень помех на голограмме значительно снизился и сама она стала светиться ровным голубоватым светом.</text:p>
      <text:p text:style-name="P9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99">Я опять задумался. В голове было пусто.</text:p>
      <text:p text:style-name="P99">– Почему бы не оставить самую главную? Ту, что описана в мультике?</text:p>
      <text:p text:style-name="P99">– И<text:span text:style-name="T5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0"> точнее, дерево схожих миров Эквуса </text:span><text:span text:style-name="T57">—</text:span><text:span text:style-name="T50"> создали брони. Разумеется, стержнем им послужил именно сериал, но каждый фанфик </text:span><text:span text:style-name="T57">—</text:span><text:span text:style-name="T5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0"/>
      <text:p text:style-name="P99">Я подумал. Потом ещё раз подумал. Что скажет любой программист, предложи ему соединить несколько несовместимых объектов?</text:p>
      <text:p text:style-name="P100"/>
      <text:p text:style-name="P10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0"/>
      <text:p text:style-name="P99">Анакорн аж подпрыгнул на месте от восторга и стал мне аплодировать.</text:p>
      <text:p text:style-name="P99"/>
      <text:p text:style-name="P117">Как их совместить?</text:p>
      <text:p text:style-name="P107">твоя Эквестрия и моя, были рождены из Предначального Хаоса, оставшегося от царствования Дискорда. Оба непостоянны, изменчивы. </text:p>
      <text:p text:style-name="P99"/>
      <text:p text:style-name="P108">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99"/>
      <text:p text:style-name="P99"/>
      <text:p text:style-name="P128"/>
      <text:p text:style-name="P99"><text:span text:style-name="T50">– Наконец-то я вижу свет в конце тоннеля! Как это не пришло мне в голову! Ты всё отлично увязал! Всё сходится! Более того </text:span><text:span text:style-name="T57">—</text:span><text:span text:style-name="T50"> Анакорн заговорщически подмигнул мне </text:span><text:span text:style-name="T57">—</text:span><text:span text:style-name="T50">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й эквестрийской реальности</text:span><text:span text:style-name="T50">!</text:span></text:p>
      <text:p text:style-name="P100"><text:soft-page-break/>Я подозрительно посмотрел на Анакорна.</text:p>
      <text:p text:style-name="P99"><text:span text:style-name="T17">– </text:span><text:span text:style-name="T50">Какой ещё, нафиг, «мой фанфик»? Я никакого фанфика не писал. И не собираюсь.</text:span></text:p>
      <text:p text:style-name="P100">Анакорн ехидно ухмыльнулся и сделал мне «глазки».</text:p>
      <text:p text:style-name="P99"><text:span text:style-name="T17">– </text:span><text:span text:style-name="T5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0"/>
      <text:p text:style-name="P100">Я растерялся.</text:p>
      <text:p text:style-name="P99"><text:span text:style-name="T11">– </text:span>Эээ… Тут я тебе точно не помощник. Никогда не писал ничего сложнее технической документации к программам.</text:p>
      <text:p text:style-name="P99"><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99">…</text:p>
      <text:p text:style-name="P99">Факн щит<text:note text:id="ftn14" text:note-class="footnote"><text:note-citation>14</text:note-citation><text:note-body><text:p text:style-name="P129">Fucking shit — <text:span text:style-name="T1">ёбаное дерьмо</text:span></text:p></text:note-body></text:note>!..</text:p>
      <text:p text:style-name="P99">…</text:p>
      <text:p text:style-name="P99">Ну а что мне остаётся? Я фейспамнул.</text:p>
      <text:p text:style-name="P99"/>
      <text:p text:style-name="P9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99">Анакорн насупился и спрятал карандаш в гриву.</text:p>
      <text:p text:style-name="P9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99"/>
      <text:p text:style-name="P9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9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8"/>
      <text:p text:style-name="P98">– Пора закругляться. Ты начинаешь сгорать. Надо утрясти последние детали, пока ещё есть пару минут.</text:p>
      <text:p text:style-name="P92">– Валяй. Я тебя внимательно слушаю.</text:p>
      <text:p text:style-name="P9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2"><text:soft-page-break/>– А я разве сплю?</text:p>
      <text:p text:style-name="P92">– Сейчас — нет. Но как только мы закроем сделку — проснёшься. Потому что нет иного способа вернуть тебя в реальный мир.</text:p>
      <text:p text:style-name="P92">– Эээ, постой! А как я в Эквестрию и к себе обратно проходил?</text:p>
      <text:p text:style-name="P9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2">Так вот, возвращать тебя обратно в твой мир я не буду.</text:p>
      <text:p text:style-name="P92"/>
      <text:p text:style-name="P92">Я непонимающе хлопал глазами.</text:p>
      <text:p text:style-name="P92"/>
      <text:p text:style-name="P9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2">Теперь — об оплате.</text:p>
      <text:p text:style-name="P92"/>
      <text:p text:style-name="P92">Анакорн наклонился ко мне через стол и подмигнул.</text:p>
      <text:p text:style-name="P92"/>
      <text:p text:style-name="P92">– Проси, чего хочешь!</text:p>
      <text:p text:style-name="P92"/>
      <text:p text:style-name="P92">Пока я думал, демиург мурлыкал себе под нос в эйфории: «Да! В такие моменты ощущаешь себя богом! Я крут! Ха-ха!»</text:p>
      <text:p text:style-name="P92"/>
      <text:p text:style-name="P9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2">Ради этого написать фанфик — очень малая цена. Совсем ничтожная.</text:p>
      <text:p text:style-name="P99"/>
      <text:p text:style-name="P99">– Верни Дэш!!!</text:p>
      <text:p text:style-name="P99"/>
      <text:p text:style-name="P99">Копыта Анакорна разъехались и он впечатался мордой в стол.</text:p>
      <text:p text:style-name="P99">– Э-э-э… м-м-м… ну-у-у… Перо мне в зад!.. Нельзя сказать, что это совсем невыполнимо… Но, прямо скажу, задачка не для студента!</text:p>
      <text:p text:style-name="P99"><text:soft-page-break/>– А ты студент?</text:p>
      <text:p text:style-name="P9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99">– Другое просить не будешь? – сухо переспросил Анакорн. – Учти, время уходит. То, что я вижу, мне не нравится.</text:p>
      <text:p text:style-name="P99">– Нет! – отрезал я.</text:p>
      <text:p text:style-name="P9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99">– Что? Ты о чём?</text:p>
      <text:p text:style-name="P99">–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99">Есть только маленькая проблемка…</text:p>
      <text:p text:style-name="P99">Анакорн скривился и отвёл глаза.</text:p>
      <text:p text:style-name="P99">– Какая?</text:p>
      <text:p text:style-name="P9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99">Я вздохнул. Слишком много философии на мою голову!</text:p>
      <text:p text:style-name="P99">– Делай, как я сказал! А я сделаю своё.</text:p>
      <text:p text:style-name="P99"/>
      <text:p text:style-name="P9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2">– Ты ещё увидишь пару-тройку снов на прощание. Это мой подарок тебе. Удачи!</text:p>
      <text:p text:style-name="P92"/>
      <text:p text:style-name="P93">***</text:p>
      <text:p text:style-name="P100">&lt;<text:span text:style-name="T78">Roger Waters — What God Wants</text:span>&gt;</text:p>
      <text:p text:style-name="P100">– Здравствуй, Анон. – Селестия стояла передо мной без привычных взгляду властных регалий. – Я хочу поблагодарить тебя за всё.</text:p>
      <text:p text:style-name="P100">– Привет, Сел. Я рад, что с тобой всё в порядке.</text:p>
      <text:p text:style-name="P100">Аликорница нерешительно стояла передо мной в сияющем ореоле гривы. Потом она сделала шаг навстречу.</text:p>
      <text:p text:style-name="P10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0">Я устало рассмеялся.</text:p>
      <text:p text:style-name="P100">– Сел, я завязал с конеёбством. Извини.</text:p>
      <text:p text:style-name="P100"><text:soft-page-break/>– В другое время, в другом месте, Анон! В другое время, в другом месте!</text:p>
      <text:p text:style-name="P100"/>
      <text:p text:style-name="P101">***</text:p>
      <text:p text:style-name="P103"/>
      <text:p text:style-name="P39"><text:span text:style-name="T2">–</text:span><text:span text:style-name="T1"> Прости, что хотела убить тебя. Я ослабела и Найтмэр на время одержала верх.</text:span></text:p>
      <text:p text:style-name="P49">Луна с виноватым выражением смотрела на меня сверху вниз. Я поднялся с сияющей флуоресцентным светом травы и рассмеялся.</text:p>
      <text:p text:style-name="P96">– Ты таки выучила современный стиль? Не парься, принцесса, я давно забыл тот эпизод.</text:p>
      <text:p text:style-name="P9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2"/>
      <text:p text:style-name="P105">***</text:p>
      <text:p text:style-name="P104"/>
      <text:p text:style-name="P96">– Думал от меня в другой реальности спрятаться?!</text:p>
      <text:p text:style-name="P96">Передо мной возникла хмурая морда Дискорда.</text:p>
      <text:p text:style-name="P9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6">Так что, Проводничёк, мы ещё встретимся! В другое время и в другом месте! Жди! В другое время, в другом месте!!!</text:p>
      <text:p text:style-name="P102"/>
      <text:p text:style-name="P97">***</text:p>
      <text:p text:style-name="P92"/>
      <text:p text:style-name="P96">– Анон?</text:p>
      <text:p text:style-name="P96">– Дэш?!!</text:p>
      <text:p text:style-name="P96">– Эмм… Ты мне снишься?</text:p>
      <text:p text:style-name="P96">– Нет, Дэш, это ты мне снишься.</text:p>
      <text:p text:style-name="P9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6">Пегаска почесала в затылке со смущением.</text:p>
      <text:p text:style-name="P96">– Да? Правда? Ну, офигеть! Что-то я такого не помню совсем. А ты как?</text:p>
      <text:p text:style-name="P91"><text:span text:style-name="T34">– Я в порядке. Вот, возвращаюсь </text:span>в свой мир. Ну, не совсем <text:span text:style-name="T1">в свой</text:span>. Почти.</text:p>
      <text:p text:style-name="P91"><text:span text:style-name="T1">–</text:span> Навсегда?</text:p>
      <text:p text:style-name="P91"><text:span text:style-name="T1">–</text:span> Скорее всего, да.</text:p>
      <text:p text:style-name="P91"><text:span text:style-name="T1">–</text:span> Это плохо. <text:span text:style-name="T1">Я хотела тебе сказать</text:span>…</text:p>
      <text:p text:style-name="P91"><text:span text:style-name="T1">–</text:span> Не надо, Дэш. Не стоит.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1"><text:soft-page-break/><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text:span text:style-name="T1">Пинки</text:span>, и Селестию, и всех-всех-всех… Таковы правила.</text:p>
      <text:p text:style-name="P9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1">Я опустил руку на шею Дэш и ощутил теплоту и лёгкое покалывание в пустоте.</text:p>
      <text:p text:style-name="P91"><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text:p>
      <text:p text:style-name="P91">Я всё ещё помню…</text:p>
      <text:p text:style-name="P51"/>
      <text:h text:style-name="Heading_20_2" text:outline-level="2">Эпилог. Земля</text:h>
      <text:p text:style-name="P106">&lt;<text:span text:style-name="T53">Daft Punk – Get Lucky</text:span>&gt;</text:p>
      <text:p text:style-name="P111">Звон будильника чуть не проломил башку. Я открыл глаза. </text:p>
      <text:p text:style-name="P11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1"><text:span text:style-name="T1">Я нашарил ногами тапки и пошёл в ванную. Проходя мимо стола, зацепился взглядом за</text:span> эскиз <text:span text:style-name="T1">рисунка</text:span>.&lt;<text:span text:style-name="T78">эскиз первого рисунка – Сел ложит рог Анону на плечо</text:span>&gt;</text:p>
      <text:p text:style-name="P11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0">Хоть абзац напишу! Уже хоть какой-то крохотный шажок, с которого можно будет начать. Как там у Лао-Цзы? Дорога в тысячу ли начинается-бла-бла-бля!</text:p>
      <text:p text:style-name="P110">Попытка притронуться щёткой к зубу вызвала ноющую боль. </text:p>
      <text:p text:style-name="P11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0">Доставая из стола ключи от машины, опять наткнулся взглядом на эскиз.</text:p>
      <text:p text:style-name="P11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0"><text:soft-page-break/>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3T22:50:19.61</dc:date>
    <meta:editing-duration>P135DT14H51M57S</meta:editing-duration>
    <meta:editing-cycles>8241</meta:editing-cycles>
    <meta:generator>OpenOffice/4.1.1$Win32 OpenOffice.org_project/411m6$Build-9775</meta:generator>
    <dc:creator>макс </dc:creator>
    <meta:document-statistic meta:table-count="0" meta:image-count="0" meta:object-count="0" meta:page-count="209" meta:paragraph-count="4422" meta:word-count="96723" meta:character-count="613576"/>
  </office:meta>
</office:document-meta>
</file>